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 Narrow" svg:font-family="'Arial Narrow'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8591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3307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572in"/>
    </style:style>
    <style:style style:name="co9" style:family="table-column">
      <style:table-column-properties fo:break-before="auto" style:column-width="2.7528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2.2902in"/>
    </style:style>
    <style:style style:name="co12" style:family="table-column">
      <style:table-column-properties fo:break-before="auto" style:column-width="4.0744in"/>
    </style:style>
    <style:style style:name="co13" style:family="table-column">
      <style:table-column-properties fo:break-before="auto" style:column-width="0.2091in"/>
    </style:style>
    <style:style style:name="co14" style:family="table-column">
      <style:table-column-properties fo:break-before="auto" style:column-width="8.9193in"/>
    </style:style>
    <style:style style:name="co15" style:family="table-column">
      <style:table-column-properties fo:break-before="auto" style:column-width="0.8807in"/>
    </style:style>
    <style:style style:name="co16" style:family="table-column">
      <style:table-column-properties fo:break-before="auto" style:column-width="0.2972in"/>
    </style:style>
    <style:style style:name="co17" style:family="table-column">
      <style:table-column-properties fo:break-before="auto" style:column-width="0.3965in"/>
    </style:style>
    <style:style style:name="co18" style:family="table-column">
      <style:table-column-properties fo:break-before="auto" style:column-width="0.3634in"/>
    </style:style>
    <style:style style:name="co19" style:family="table-column">
      <style:table-column-properties fo:break-before="auto" style:column-width="0.2752in"/>
    </style:style>
    <style:style style:name="co20" style:family="table-column">
      <style:table-column-properties fo:break-before="auto" style:column-width="0.6717in"/>
    </style:style>
    <style:style style:name="ro1" style:family="table-row">
      <style:table-row-properties style:row-height="0.6354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882in" fo:break-before="auto" style:use-optimal-row-height="true"/>
    </style:style>
    <style:style style:name="ro4" style:family="table-row">
      <style:table-row-properties style:row-height="0.4189in" fo:break-before="auto" style:use-optimal-row-height="true"/>
    </style:style>
    <style:style style:name="ro5" style:family="table-row">
      <style:table-row-properties style:row-height="0.55in" fo:break-before="auto" style:use-optimal-row-height="true"/>
    </style:style>
    <style:style style:name="ro6" style:family="table-row">
      <style:table-row-properties style:row-height="0.6807in" fo:break-before="auto" style:use-optimal-row-height="true"/>
    </style:style>
    <style:style style:name="ro7" style:family="table-row">
      <style:table-row-properties style:row-height="0.261in" fo:break-before="auto" style:use-optimal-row-height="true"/>
    </style:style>
    <style:style style:name="ro8" style:family="table-row">
      <style:table-row-properties style:row-height="0.3571in" fo:break-before="auto" style:use-optimal-row-height="true"/>
    </style:style>
    <style:style style:name="ro9" style:family="table-row">
      <style:table-row-properties style:row-height="0.378in" fo:break-before="auto" style:use-optimal-row-height="true"/>
    </style:style>
    <style:style style:name="ro10" style:family="table-row">
      <style:table-row-properties style:row-height="0.4945in" fo:break-before="auto" style:use-optimal-row-height="true"/>
    </style:style>
    <style:style style:name="ro11" style:family="table-row">
      <style:table-row-properties style:row-height="0.7283in" fo:break-before="auto" style:use-optimal-row-height="true"/>
    </style:style>
    <style:style style:name="ro12" style:family="table-row">
      <style:table-row-properties style:row-height="0.6118in" fo:break-before="auto" style:use-optimal-row-height="tru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7291in" fo:break-before="auto" style:use-optimal-row-height="false"/>
    </style:style>
    <style:style style:name="ro15" style:family="table-row">
      <style:table-row-properties style:row-height="0.75in" fo:break-before="auto" style:use-optimal-row-height="false"/>
    </style:style>
    <style:style style:name="ro16" style:family="table-row">
      <style:table-row-properties style:row-height="0.6772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172in" fo:break-before="auto" style:use-optimal-row-height="true"/>
    </style:style>
    <style:style style:name="ro19" style:family="table-row">
      <style:table-row-properties style:row-height="0.5835in" fo:break-before="auto" style:use-optimal-row-height="false"/>
    </style:style>
    <style:style style:name="ro20" style:family="table-row">
      <style:table-row-properties style:row-height="0.25in" fo:break-before="auto" style:use-optimal-row-height="false"/>
    </style:style>
    <style:style style:name="ro21" style:family="table-row">
      <style:table-row-properties style:row-height="0.9417in" fo:break-before="auto" style:use-optimal-row-height="true"/>
    </style:style>
    <style:style style:name="ro22" style:family="table-row">
      <style:table-row-properties style:row-height="1.072in" fo:break-before="auto" style:use-optimal-row-height="true"/>
    </style:style>
    <style:style style:name="ro23" style:family="table-row">
      <style:table-row-properties style:row-height="1.0728in" fo:break-before="auto" style:use-optimal-row-height="false"/>
    </style:style>
    <style:style style:name="ro24" style:family="table-row">
      <style:table-row-properties style:row-height="0.3543in" fo:break-before="auto" style:use-optimal-row-height="false"/>
    </style:style>
    <style:style style:name="ro25" style:family="table-row">
      <style:table-row-properties style:row-height="0.3335in" fo:break-before="auto" style:use-optimal-row-height="false"/>
    </style:style>
    <style:style style:name="ro26" style:family="table-row">
      <style:table-row-properties style:row-height="1.1665in" fo:break-before="auto" style:use-optimal-row-height="false"/>
    </style:style>
    <style:style style:name="ro27" style:family="table-row">
      <style:table-row-properties style:row-height="4.3646in" fo:break-before="auto" style:use-optimal-row-height="false"/>
    </style:style>
    <style:style style:name="ta1" style:family="table" style:master-page-name="PageStyle_5f_ATO">
      <style:table-properties table:display="true" style:writing-mode="lr-tb"/>
    </style:style>
    <style:style style:name="ta2" style:family="table" style:master-page-name="PageStyle_5f_Règles">
      <style:table-properties table:display="true" style:writing-mode="lr-tb"/>
    </style:style>
    <style:style style:name="ta3" style:family="table" style:master-page-name="PageStyle_5f_Notes_20_de_20_lectur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969696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ff660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6600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cc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Normal_5f_Objets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Normal_5f_Attributs_20_OU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660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0"/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ackground-color="#c0c0c0"/>
    </style:style>
    <style:style style:name="ce3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7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8" style:family="table-cell" style:parent-style-name="Default" style:data-style-name="N0">
      <style:table-cell-properties style:glyph-orientation-vertical="0" fo:background-color="#ccffff" style:diagonal-bl-tr="none" style:diagonal-tl-br="none" style:text-align-source="value-type" style:repeat-content="false" fo:wrap-option="wrap" fo:border="0.0346in solid #1a1a1a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00ff00" style:diagonal-bl-tr="none" style:diagonal-tl-br="none" style:text-align-source="value-type" style:repeat-content="false" fo:wrap-option="wrap" fo:border="0.0346in solid #1a1a1a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346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346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346in solid #1a1a1a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text-outline="false" style:text-line-through-style="none" style:text-position="0% 100%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TO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1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Ligne</text:p>
          </table:table-cell>
          <table:table-cell table:style-name="ce1" office:value-type="string">
            <text:p>N° Set</text:p>
          </table:table-cell>
          <table:table-cell table:style-name="ce5" office:value-type="string">
            <text:p>Type élément</text:p>
          </table:table-cell>
          <table:table-cell table:style-name="ce5" office:value-type="string">
            <text:p>Segment</text:p>
          </table:table-cell>
          <table:table-cell table:style-name="ce5" office:value-type="string">
            <text:p>Ensemble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SS Zone</text:p>
          </table:table-cell>
          <table:table-cell table:style-name="ce5" office:value-type="string">
            <text:p>FFIRN/FUDN</text:p>
          </table:table-cell>
          <table:table-cell table:style-name="ce5" office:value-type="string">
            <text:p>Card.</text:p>
          </table:table-cell>
          <table:table-cell table:style-name="ce5" office:value-type="string">
            <text:p>Longueur</text:p>
          </table:table-cell>
          <table:table-cell table:style-name="ce5" office:value-type="string">
            <text:p>Libellé</text:p>
          </table:table-cell>
          <table:table-cell table:style-name="ce19" office:value-type="string">
            <text:p>Entité MPGT de départ {Entité de l'attribut}</text:p>
          </table:table-cell>
          <table:table-cell table:style-name="ce19" office:value-type="string">
            <text:p>Entité MPGT instanciée {Entité de l'attribut}</text:p>
          </table:table-cell>
          <table:table-cell table:style-name="ce25" office:value-type="string">
            <text:p>Attribut MPGT</text:p>
          </table:table-cell>
          <table:table-cell table:style-name="ce32" table:number-columns-repeated="239"/>
          <table:table-cell table:number-columns-repeated="3"/>
        </table:table-row>
        <table:table-row table:style-name="ro2">
          <table:table-cell table:style-name="ce2" office:value-type="string">
            <text:p>1</text:p>
          </table:table-cell>
          <table:table-cell table:style-name="ce2"/>
          <table:table-cell table:style-name="ce6"/>
          <table:table-cell table:style-name="ce6" office:value-type="string">
            <text:p>ATO</text:p>
          </table:table-cell>
          <table:table-cell table:style-name="ce6"/>
          <table:table-cell table:style-name="ce13" table:number-columns-repeated="2"/>
          <table:table-cell table:style-name="ce6" table:number-columns-repeated="6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2</text:p>
          </table:table-cell>
          <table:table-cell table:style-name="ce2"/>
          <table:table-cell table:style-name="ce7" office:value-type="string">
            <text:p>SET</text:p>
          </table:table-cell>
          <table:table-cell table:style-name="ce11" office:value-type="string">
            <text:p>ATO</text:p>
          </table:table-cell>
          <table:table-cell table:style-name="ce7" office:value-type="string">
            <text:p>EXER</text:p>
          </table:table-cell>
          <table:table-cell table:style-name="ce14" table:number-columns-repeated="2"/>
          <table:table-cell table:style-name="ce7"/>
          <table:table-cell table:style-name="ce7" office:value-type="string">
            <text:p>O - 1</text:p>
          </table:table-cell>
          <table:table-cell table:style-name="ce7"/>
          <table:table-cell table:style-name="ce7" office:value-type="string">
            <text:p>EXERCISE IDENTIFICATION</text:p>
          </table:table-cell>
          <table:table-cell table:style-name="ce7" table:number-columns-repeated="2"/>
          <table:table-cell table:style-name="ce27"/>
          <table:table-cell table:number-columns-repeated="242"/>
        </table:table-row>
        <table:table-row table:style-name="ro2">
          <table:table-cell table:style-name="ce2" office:value-type="string">
            <text:p>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</text:p>
          </table:table-cell>
          <table:table-cell table:style-name="ce2"/>
          <table:table-cell table:style-name="ce7" office:value-type="string">
            <text:p>SET</text:p>
          </table:table-cell>
          <table:table-cell table:style-name="ce7" office:value-type="string">
            <text:p>ATO</text:p>
          </table:table-cell>
          <table:table-cell table:style-name="ce7" office:value-type="string">
            <text:p>OPER</text:p>
          </table:table-cell>
          <table:table-cell table:style-name="ce14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OPERATION CODEWORD</text:p>
          </table:table-cell>
          <table:table-cell table:style-name="ce7" table:number-columns-repeated="2"/>
          <table:table-cell table:style-name="ce27"/>
          <table:table-cell table:number-columns-repeated="242"/>
        </table:table-row>
        <table:table-row table:style-name="ro2">
          <table:table-cell table:style-name="ce2" office:value-type="string">
            <text:p>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MSGID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MESSAGE IDENTIFIER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5"/>
          <table:table-cell table:style-name="ce1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REF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REFERENCE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AKNLDG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ACKNOWLEDGE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/>
          <table:table-cell table:style-name="ce8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CANX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MESSAGE CANCELLATION WITH NEW INFORMATION PROVIDED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TIMEFRAM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EFFECTIVE DATE-TIME FRAME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HEADING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HEADING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GENTEX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GENERAL TEX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/>
          <table:table-cell table:style-name="ce8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GEODATUM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GEODETIC DATUM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/>
          <table:table-cell table:style-name="ce8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RESASSE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THEATER RESOURCE ASSETS</text:p>
          </table:table-cell>
          <table:table-cell table:style-name="ce20"/>
          <table:table-cell table:style-name="ce7"/>
          <table:table-cell table:style-name="ce27"/>
          <table:table-cell table:number-columns-repeated="242"/>
        </table:table-row>
        <table:table-row table:style-name="ro2">
          <table:table-cell table:style-name="ce2" office:value-type="string">
            <text:p>2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2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7ALLO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FORCE ALLOTMENT DATA</text:p>
          </table:table-cell>
          <table:table-cell table:style-name="ce11" office:value-type="string">
            <text:p>MPGT.PlanificationOperation3D</text:p>
          </table:table-cell>
          <table:table-cell table:style-name="ce11"/>
          <table:table-cell table:style-name="ce27"/>
          <table:table-cell table:number-columns-repeated="242"/>
        </table:table-row>
        <table:table-row table:style-name="ro3">
          <table:table-cell table:style-name="ce2" office:value-type="string">
            <text:p>25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 office:value-type="string">
            <text:p>1037/004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REQUESTING COMPONENT COMMAND</text:p>
          </table:table-cell>
          <table:table-cell table:style-name="ce12" office:value-type="string">
            <text:p>MPGT.PlanificationOperation3D</text:p>
          </table:table-cell>
          <table:table-cell table:style-name="ce12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2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37/004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15</text:p>
          </table:table-cell>
          <table:table-cell table:style-name="ce8" office:value-type="string">
            <text:p>REQUESTING COMPONENT COMMAND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Unite</text:p>
          </table:table-cell>
          <table:table-cell table:style-name="ce18" office:value-type="string">
            <text:p>EstObjet{MPIA.AssociationInstanceObjetActivite}#APourSujet{MPIA.Unit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012/144</text:p>
          </table:table-cell>
          <table:table-cell table:style-name="ce8" office:value-type="string">
            <text:p>O - N</text:p>
          </table:table-cell>
          <table:table-cell table:style-name="ce8" office:value-type="string">
            <text:p>1..11</text:p>
          </table:table-cell>
          <table:table-cell table:style-name="ce8" office:value-type="string">
            <text:p>REQUEST IDENTIFIE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SuiviDemande</text:p>
          </table:table-cell>
          <table:table-cell table:style-name="ce18" office:value-type="string">
            <text:p>EstSujet{MPIA.AssociationFonctionnelleActivite}#EstSuivieSelon{MPGT.SuiviDemande}#MPGT.SuiviDemande.IdentifiantDemand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570/003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3</text:p>
          </table:table-cell>
          <table:table-cell table:style-name="ce8" office:value-type="string">
            <text:p>REQUEST STATUS INDICATOR, ABBREVIATED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SuiviDemande</text:p>
          </table:table-cell>
          <table:table-cell table:style-name="ce18" office:value-type="string">
            <text:p>EstSujet{MPIA.AssociationFonctionnelleActivite}#EstSuivieSelon{MPGT.SuiviDemande}#MPGT.SuiviDemande.EtatDemand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12/069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MISSION NUMBE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MissionAir</text:p>
          </table:table-cell>
          <table:table-cell table:style-name="ce18" office:value-type="string">
            <text:p>EstSujet{MPIA.AssociationFonctionnelleActivite}#AssocieCommeSujet{MPGT.MissionAir}#MPGT.MissionAir.NumeroMission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3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037/005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15</text:p>
          </table:table-cell>
          <table:table-cell table:style-name="ce8" office:value-type="string">
            <text:p>COMPLYING COMPONENT COMMAND OR UNIT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Unite</text:p>
          </table:table-cell>
          <table:table-cell table:style-name="ce18" office:value-type="string">
            <text:p>EstSujet{MPIA.AssociationFonctionnelleActivite}#AssocieCommeSujet{MPGT.Mission}#APourRessource{MPIA.RessourceActiviteInstanceObjet}#AssocieCommeInstanceObjet{MPIA.Unit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1076/009</text:p>
          </table:table-cell>
          <table:table-cell table:style-name="ce8" office:value-type="string">
            <text:p>O - N</text:p>
          </table:table-cell>
          <table:table-cell table:style-name="ce8" office:value-type="string">
            <text:p>1..2</text:p>
          </table:table-cell>
          <table:table-cell table:style-name="ce8" office:value-type="string">
            <text:p>REVISED PRIORITY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SuiviDemande</text:p>
          </table:table-cell>
          <table:table-cell table:style-name="ce18" office:value-type="string">
            <text:p>EstSujet{MPIA.AssociationFonctionnelleActivite}#EstSuivieSelon{MPGT.SuiviDemande}#MPGT.SuiviDemande.PrioriteRevise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7ALLOT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1357/025</text:p>
          </table:table-cell>
          <table:table-cell table:style-name="ce8" office:value-type="string">
            <text:p>O - N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COMMENT, ABBREVIATED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SuiviDemande</text:p>
          </table:table-cell>
          <table:table-cell table:style-name="ce18" office:value-type="string">
            <text:p>EstSujet{MPIA.AssociationFonctionnelleActivite}#EstSuivieSelon{MPGT.SuiviDemande}#MPGT.SuiviDemande.CommentaireAbreg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CODES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CODES, CRYPTO AND AUTHENTIC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3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P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POINT OF CONTACT INFORMATION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IA.Personne</text:p>
          </table:table-cell>
          <table:table-cell table:style-name="ce27" office:value-type="string">
            <text:p>EstObjet{MPIA.AssociationInstanceObjetActivite}#APourSujet{MPIA.Personn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22/00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CONTACT NAME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Personne{MPIA.RacineOperationnelle}</text:p>
          </table:table-cell>
          <table:table-cell table:style-name="ce18" office:value-type="string">
            <text:p>EstObjet{MPIA.AssociationInstanceObjetActivite}#APourSujet{MPIA.Personne}#MPIA.RacineOperationnelle.Nom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3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046/002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6</text:p>
          </table:table-cell>
          <table:table-cell table:style-name="ce8" office:value-type="string">
            <text:p>RANK OR POSITION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TypePersonne</text:p>
          </table:table-cell>
          <table:table-cell table:style-name="ce18" office:value-type="string">
            <text:p>EstObjet{MPIA.AssociationInstanceObjetActivite}#APourSujet{MPIA.Personne}#APourType{MPIA.AssociationInstanceObjetType}#AssocieCommeType{MPIA.TypePersonne}#MPIA.TypePersonne.Grad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3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.A</text:p>
          </table:table-cell>
          <table:table-cell table:style-name="ce15"/>
          <table:table-cell table:style-name="ce8" office:value-type="string">
            <text:p>1022/05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UNIT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Unite</text:p>
          </table:table-cell>
          <table:table-cell table:style-name="ce18" office:value-type="string">
            <text:p>EstObjet{MPIA.AssociationInstanceObjetActivite}#APourSujet{MPIA.Personne}#EstObjet{MPGT.AssociationEntiteOrgPersonne}#APourSujet{MPIA.Unite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3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.B</text:p>
          </table:table-cell>
          <table:table-cell table:style-name="ce15"/>
          <table:table-cell table:style-name="ce8" office:value-type="string">
            <text:p>1129/03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UNIT CALL SIGN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ssociationInstanceObjetAdresse</text:p>
          </table:table-cell>
          <table:table-cell table:style-name="ce18" office:value-type="string">
            <text:p>EstObjet{MPIA.AssociationInstanceObjetActivite}#APourSujet{MPIA.Personne}#EstObjet{MPGT.AssociationEntiteOrgPersonne}#APourSujet{MPIA.Unite}#AssocieCommeAdresse{MPIA.AssociationInstanceObjetAdresse}#MPIA.AssociationInstanceObjetAdresse.Designation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4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.C</text:p>
          </table:table-cell>
          <table:table-cell table:style-name="ce15"/>
          <table:table-cell table:style-name="ce8" office:value-type="string">
            <text:p>2141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9</text:p>
          </table:table-cell>
          <table:table-cell table:style-name="ce8" office:value-type="string">
            <text:p>UNIT IDENTIFICATION CODE (UIC)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Unite{MPIA.EntiteOrganisationnelle}</text:p>
          </table:table-cell>
          <table:table-cell table:style-name="ce18" office:value-type="string">
            <text:p>EstObjet{MPIA.AssociationInstanceObjetActivite}#APourSujet{MPIA.Personne}#EstObjet{MPGT.AssociationEntiteOrgPersonne}#APourSujet{MPIA.Unite}#MPGT.EntiteOrganisationnelle.CodeIdentification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41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.A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Objet{MPIA.AssociationInstanceObjetActivite}#APourSujet{MPIA.Personne}#EstLocalisePar{MPIA.AssocInstanceObjetLocalisation}#EstLocaliseEn{MPGT.LocalisationGeometrique2D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42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.B</text:p>
          </table:table-cell>
          <table:table-cell table:style-name="ce15"/>
          <table:table-cell table:style-name="ce8" office:value-type="string">
            <text:p>2086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3..13</text:p>
          </table:table-cell>
          <table:table-cell table:style-name="ce8" office:value-type="string">
            <text:p>GEOGRAPHIC POSITION, UTM 10-METRE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Objet{MPIA.AssociationInstanceObjetActivite}#APourSujet{MPIA.Personne}#EstLocalisePar{MPIA.AssocInstanceObjetLocalisation}#EstLocaliseEn{MPGT.LocalisationGeometrique2D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4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.C</text:p>
          </table:table-cell>
          <table:table-cell table:style-name="ce15"/>
          <table:table-cell table:style-name="ce8" office:value-type="string">
            <text:p>1022/00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LOCATION NAME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Objet{MPIA.AssociationInstanceObjetActivite}#APourSujet{MPIA.Personne}#EstLocalisePar{MPIA.AssocInstanceObjetLocalisation}#EstLocaliseEn{MPGT.LocalisationGeometrique2D}#MPGT.Localisation.Lieu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44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 office:value-type="string">
            <text:p>1361/003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TELEPHONE NUMBER OR FREQUENCY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utreAdresse</text:p>
          </table:table-cell>
          <table:table-cell table:style-name="ce18" office:value-type="string">
            <text:p>EstObjet{MPIA.AssociationInstanceObjetActivite}#APourSujet{MPIA.Personne}#AssocieCommeAdresse{MPIA.AssociationInstanceObjetAdress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4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A</text:p>
          </table:table-cell>
          <table:table-cell table:style-name="ce15"/>
          <table:table-cell table:style-name="ce8" office:value-type="string">
            <text:p>1361/003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20</text:p>
          </table:table-cell>
          <table:table-cell table:style-name="ce8" office:value-type="string">
            <text:p>NON-SECURE TELEPHONE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4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B</text:p>
          </table:table-cell>
          <table:table-cell table:style-name="ce15"/>
          <table:table-cell table:style-name="ce8" office:value-type="string">
            <text:p>1361/004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4..20</text:p>
          </table:table-cell>
          <table:table-cell table:style-name="ce8" office:value-type="string">
            <text:p>SECURE TELEPHONE NUMBER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4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C</text:p>
          </table:table-cell>
          <table:table-cell table:style-name="ce15"/>
          <table:table-cell table:style-name="ce8" office:value-type="string">
            <text:p>206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14</text:p>
          </table:table-cell>
          <table:table-cell table:style-name="ce8" office:value-type="string">
            <text:p>RADIO FREQUENCY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dresseRadio}#APourFrequence{MPIA.Frequence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48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C</text:p>
          </table:table-cell>
          <table:table-cell table:style-name="ce15" office:value-type="string">
            <text:p>1</text:p>
          </table:table-cell>
          <table:table-cell table:style-name="ce8" office:value-type="string">
            <text:p>1023/022</text:p>
          </table:table-cell>
          <table:table-cell table:style-name="ce8"/>
          <table:table-cell table:style-name="ce8" office:value-type="string">
            <text:p>1..11</text:p>
          </table:table-cell>
          <table:table-cell table:style-name="ce8" office:value-type="string">
            <text:p>CONTEXT QUANTITY, DECIMAL PT PERMITTED, 11 CHAR MAX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dresseRadio}#APourFrequence{MPIA.Frequence}#MPIA.Frequence.Frequen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49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C</text:p>
          </table:table-cell>
          <table:table-cell table:style-name="ce15" office:value-type="string">
            <text:p>2</text:p>
          </table:table-cell>
          <table:table-cell table:style-name="ce8" office:value-type="string">
            <text:p>1008/002</text:p>
          </table:table-cell>
          <table:table-cell table:style-name="ce8"/>
          <table:table-cell table:style-name="ce8" office:value-type="string">
            <text:p>2..3</text:p>
          </table:table-cell>
          <table:table-cell table:style-name="ce8" office:value-type="string">
            <text:p>UNIT OF ELECTROMAGNETIC EMISSION MEASUREMENT</text:p>
          </table:table-cell>
          <table:table-cell table:number-columns-repeated="2" table:style-name="ce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5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D</text:p>
          </table:table-cell>
          <table:table-cell table:style-name="ce15"/>
          <table:table-cell table:style-name="ce8" office:value-type="string">
            <text:p>1396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FREQUENCY DESIGNATOR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dresseRadio}#APourFrequence{MPIA.Frequence}#MPIA.Frequence.NomCod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5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E</text:p>
          </table:table-cell>
          <table:table-cell table:style-name="ce15"/>
          <table:table-cell table:style-name="ce8" office:value-type="string">
            <text:p>2498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2..8</text:p>
          </table:table-cell>
          <table:table-cell table:style-name="ce8" office:value-type="string">
            <text:p>FREQUENCY MODE AND NUMERIC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5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F</text:p>
          </table:table-cell>
          <table:table-cell table:style-name="ce15"/>
          <table:table-cell table:style-name="ce8" office:value-type="string">
            <text:p>2533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LINK 16 VOICE PARAMETERS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dresseElectronique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dresseElectroniqu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5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G</text:p>
          </table:table-cell>
          <table:table-cell table:style-name="ce15"/>
          <table:table-cell table:style-name="ce8" office:value-type="string">
            <text:p>253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8..49</text:p>
          </table:table-cell>
          <table:table-cell table:style-name="ce8" office:value-type="string">
            <text:p>HAVE QUICK PARAMETERS WITH MICKEY NET CONTROLLER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5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H</text:p>
          </table:table-cell>
          <table:table-cell table:style-name="ce15"/>
          <table:table-cell table:style-name="ce8" office:value-type="string">
            <text:p>2535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2..18</text:p>
          </table:table-cell>
          <table:table-cell table:style-name="ce8" office:value-type="string">
            <text:p>HAVE QUICK PARAMETERS WITHOUT MICKEY NET CONTROLLER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5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I</text:p>
          </table:table-cell>
          <table:table-cell table:style-name="ce15"/>
          <table:table-cell table:style-name="ce8" office:value-type="string">
            <text:p>1183/007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60</text:p>
          </table:table-cell>
          <table:table-cell table:style-name="ce8" office:value-type="string">
            <text:p>ELECTRONIC MAIL ADDRESS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5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J</text:p>
          </table:table-cell>
          <table:table-cell table:style-name="ce15"/>
          <table:table-cell table:style-name="ce8" office:value-type="string">
            <text:p>1361/007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20</text:p>
          </table:table-cell>
          <table:table-cell table:style-name="ce8" office:value-type="string">
            <text:p>NON-SECURE FACSIMILE (FAX) NUMBER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5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TO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.K</text:p>
          </table:table-cell>
          <table:table-cell table:style-name="ce15"/>
          <table:table-cell table:style-name="ce8" office:value-type="string">
            <text:p>1361/008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4..20</text:p>
          </table:table-cell>
          <table:table-cell table:style-name="ce8" office:value-type="string">
            <text:p>SECURE FACSIMILE (FAX) NUMBER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EstObjet{MPIA.AssociationInstanceObjetActivite}#APourSujet{MPIA.Personne}#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5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DUTY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DUTY ASSIGNMENT DETAIL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5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6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TBMFSTA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TACTICAL BATTLE MANAGEMENT FUNCTION STATU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6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/>
          <table:table-cell table:style-name="ce8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62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ADAREA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AIR DEFENCE AREA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3">
          <table:table-cell table:style-name="ce2" office:value-type="string">
            <text:p>63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ADARE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AIR DEFENCE AREA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IA.AutreElementControle</text:p>
          </table:table-cell>
          <table:table-cell table:style-name="ce27" office:value-type="string">
            <text:p>APourObjectif{MPIA.ObjectifActivite}#AssocieCommeInstanceObjet{MPIA.AutreElementControl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6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DAREA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22/069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AREA NAM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AutreElementControle{MPIA.RacineOperationnelle}</text:p>
          </table:table-cell>
          <table:table-cell table:style-name="ce18" office:value-type="string">
            <text:p>APourObjectif{MPIA.ObjectifActivite}#AssocieCommeInstanceObjet{MPIA.AutreElementControle}#MPIA.RacineOperationnelle.Nom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6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DAREA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284/02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3..8</text:p>
          </table:table-cell>
          <table:table-cell table:style-name="ce8" office:value-type="string">
            <text:p>AIR DEFENCE AREA TYP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AutreTypeElementControle</text:p>
          </table:table-cell>
          <table:table-cell table:style-name="ce18" office:value-type="string">
            <text:p>APourObjectif{MPIA.ObjectifActivite}#AssocieCommeInstanceObjet{MPIA.AutreElementControle}#APourType{MPIA.AssociationInstanceObjetType}#AssocieCommeType{MPIA.AutreTypeElementControle}#MPIA.AutreTypeElementControle.Categori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6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DAREA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284/02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3..8</text:p>
          </table:table-cell>
          <table:table-cell table:style-name="ce8" office:value-type="string">
            <text:p>AIR DEFENCE AREA TYP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AutreTypeElementControle</text:p>
          </table:table-cell>
          <table:table-cell table:style-name="ce18" office:value-type="string">
            <text:p>APourObjectif{MPIA.ObjectifActivite}#AssocieCommeInstanceObjet{MPIA.AutreElementControle}#APourType{MPIA.AssociationInstanceObjetType}#AssocieCommeType{MPIA.AutreTypeElementControle}#MPIA.AutreTypeElementControle.SousCategori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6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DAREA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822/003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40</text:p>
          </table:table-cell>
          <table:table-cell table:style-name="ce8" office:value-type="string">
            <text:p>AREA TRANSIT INSTRUCTION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Reglementation</text:p>
          </table:table-cell>
          <table:table-cell table:style-name="ce18" office:value-type="string">
            <text:p>APourObjectif{MPIA.ObjectifActivite}#AssocieCommeInstanceObjet{MPIA.AutreElementControle}#EstSoumiseA{MPGT.Reglementation}#MPGT.Reglementation.Descript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6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DAREA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22/27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BROADCAST REFERENCE POINT NAME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AutreElementControle{MPIA.RacineOperationnelle}</text:p>
          </table:table-cell>
          <table:table-cell table:style-name="ce18" office:value-type="string">
            <text:p>APourObjectif{MPIA.ObjectifActivite}#AssocieCommeInstanceObjet{MPIA.AutreElementControle}#MPIA.RacineOperationnelle.Commentair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6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DAREA</text:p>
          </table:table-cell>
          <table:table-cell table:style-name="ce9" office:value-type="string">
            <text:p>RADAR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IRSPACE SHAPE RADARC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70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7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DAREA</text:p>
          </table:table-cell>
          <table:table-cell table:style-name="ce9" office:value-type="string">
            <text:p>POLYGON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SHAPE POLYGON</text:p>
          </table:table-cell>
          <table:table-cell table:style-name="ce20" office:value-type="string">
            <text:p>MPGT.PlanificationOperation3D</text:p>
          </table:table-cell>
          <table:table-cell table:style-name="ce11"/>
          <table:table-cell table:style-name="ce27"/>
          <table:table-cell table:number-columns-repeated="242"/>
        </table:table-row>
        <table:table-row table:style-name="ro6">
          <table:table-cell table:style-name="ce2" office:value-type="string">
            <text:p>72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POLYGON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POLYGON POINT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AirePolygoneGeometrique}#APourFrontiere{MPGT.CoordonneesLatLong}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7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POLYGON</text:p>
          </table:table-cell>
          <table:table-cell table:style-name="ce15" office:value-type="string">
            <text:p>1.A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8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4.a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POLYGON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AirePolygoneGeometrique}#APourFrontiere{MPGT.CoordonneesLatLong}#MPGT.CoordonneesLatLong.Latitud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4.b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POLYGON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AirePolygoneGeometrique}#APourFrontiere{MPGT.CoordonneesLatLong}#MPGT.CoordonneesLatLong.Longitud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4.c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POLYGON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AirePolygoneGeometrique}#APourFrontiere{MPGT.CoordonneesLatLong}#MPGT.CoordonneesLatLong.PrecisionLatitud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4d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POLYGON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AirePolygoneGeometrique}#APourFrontiere{MPGT.CoordonneesLatLong}#MPGT.CoordonneesLatLong.PrecisionLongitude</text:p>
          </table:table-cell>
          <table:table-cell table:number-columns-repeated="242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DAREA</text:p>
          </table:table-cell>
          <table:table-cell table:style-name="ce9" office:value-type="string">
            <text:p>CIRCLE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SHAPE CIRCLE</text:p>
          </table:table-cell>
          <table:table-cell table:style-name="ce20" office:value-type="string">
            <text:p>MPGT.PlanificationOperation3D</text:p>
          </table:table-cell>
          <table:table-cell table:style-name="ce20"/>
          <table:table-cell table:style-name="ce27"/>
          <table:table-cell table:number-columns-repeated="242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style-name="ce15" office:value-type="string">
            <text:p>1.A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8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7a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CercleGeometrique}#APourCentre{MPGT.CoordonneesLatLong}#MPGT.CoordonneesLatLong.Latitud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7.b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CercleGeometrique}#APourCentre{MPGT.CoordonneesLatLong}#MPGT.CoordonneesLatLong.Longitud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7c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CercleGeometrique}#APourCentre{MPGT.CoordonneesLatLong}#MPGT.CoordonneesLatLong.PrecisionLatitude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77.d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style-name="ce15" office:value-type="string">
            <text:p>1.B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CercleGeometrique}#APourCentre{MPGT.CoordonneesLatLong}#MPGT.CoordonneesLatLong.PrecisionLongitud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78.a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2118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2..7</text:p>
          </table:table-cell>
          <table:table-cell table:style-name="ce8" office:value-type="string">
            <text:p>RADIUS, M, KM, NM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GT.CercleGeometriqu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ObjetGeographique{MPGT.CercleGeometrique}#MPGT.CercleGeometrique.Ray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79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1</text:p>
          </table:table-cell>
          <table:table-cell table:style-name="ce8" office:value-type="string">
            <text:p>1023/049</text:p>
          </table:table-cell>
          <table:table-cell table:style-name="ce8"/>
          <table:table-cell table:style-name="ce8" office:value-type="string">
            <text:p>1..5</text:p>
          </table:table-cell>
          <table:table-cell table:style-name="ce8" office:value-type="string">
            <text:p>CONTEXT QUANTITY, 0 TO 1 DECIMAL PT PERMITTED, 5 CHAR MAX </text:p>
          </table:table-cell>
          <table:table-cell table:style-name="ce12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80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CIRCLE</text:p>
          </table:table-cell>
          <table:table-cell table:number-columns-repeated="2" table:style-name="ce15" office:value-type="string">
            <text:p>2</text:p>
          </table:table-cell>
          <table:table-cell table:style-name="ce8" office:value-type="string">
            <text:p>1008/020</text:p>
          </table:table-cell>
          <table:table-cell table:style-name="ce8"/>
          <table:table-cell table:style-name="ce8" office:value-type="string">
            <text:p>1..2</text:p>
          </table:table-cell>
          <table:table-cell table:style-name="ce8" office:value-type="string">
            <text:p>UNIT OF LINEAR MEASUREMENT, M, KM, NM</text:p>
          </table:table-cell>
          <table:table-cell table:style-name="ce12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8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DAREA</text:p>
          </table:table-cell>
          <table:table-cell table:style-name="ce9" office:value-type="string">
            <text:p>AORBI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AIRSPACE SHAPE ORBI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8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5">
          <table:table-cell table:style-name="ce2" office:value-type="string">
            <text:p>8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DAREA</text:p>
          </table:table-cell>
          <table:table-cell table:style-name="ce9" office:value-type="string">
            <text:p>EFFLEVEL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VERTICAL DIMENSION OF THE EFFECTIVE LEVEL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IA.DistanceVerticale</text:p>
          </table:table-cell>
          <table:table-cell table:style-name="ce27" office:value-type="string">
            <text:p>APourObjectif{MPIA.ObjectifActivite}#AssocieCommeInstanceObjet{MPIA.AutreElementControle}#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85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6/001</text:p>
            <text:p/>
          </table:table-cell>
          <table:table-cell table:style-name="ce8" office:value-type="string">
            <text:p>M - 1</text:p>
          </table:table-cell>
          <table:table-cell table:style-name="ce8" office:value-type="string">
            <text:p>9..11</text:p>
          </table:table-cell>
          <table:table-cell table:style-name="ce18" office:value-type="string">
            <text:p>VERTICAL DIMENSION, BASE REF POINT TO RELATIVE ALTITUDE</text:p>
          </table:table-cell>
          <table:table-cell table:style-name="ce8" office:value-type="string">
            <text:p>NON_TRACE</text:p>
          </table:table-cell>
          <table:table-cell table:style-name="ce23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86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7/001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8..9</text:p>
          </table:table-cell>
          <table:table-cell table:style-name="ce18" office:value-type="string">
            <text:p>VERTICAL DIMENSION, BASE REF POINT TO FLIGHT LEVEL</text:p>
          </table:table-cell>
          <table:table-cell table:style-name="ce8" office:value-type="string">
            <text:p>NON_TRACE</text:p>
          </table:table-cell>
          <table:table-cell table:style-name="ce23"/>
          <table:table-cell table:style-name="ce18"/>
          <table:table-cell table:number-columns-repeated="242"/>
        </table:table-row>
        <table:table-row table:style-name="ro5">
          <table:table-cell table:style-name="ce2" office:value-type="string">
            <text:p>87.a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8/001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2..13</text:p>
          </table:table-cell>
          <table:table-cell table:style-name="ce18" office:value-type="string">
            <text:p>VERTICAL DIMENSION, RELATIVE ALTITUDE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ncher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7.b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8/001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2..13</text:p>
          </table:table-cell>
          <table:table-cell table:style-name="ce18" office:value-type="string">
            <text:p>VERTICAL DIMENSION, RELATIVE ALTITUDE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ncher{MPIA.DistanceVerticale}#MPIA.DistanceVerticale.Valeur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7.c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8/001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2..13</text:p>
          </table:table-cell>
          <table:table-cell table:style-name="ce18" office:value-type="string">
            <text:p>VERTICAL DIMENSION, RELATIVE ALTITUDE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fond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7.d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8/001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2..13</text:p>
          </table:table-cell>
          <table:table-cell table:style-name="ce18" office:value-type="string">
            <text:p>VERTICAL DIMENSION, RELATIVE ALTITUDE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fond{MPIA.DistanceVerticale}#MPIA.DistanceVerticale.Valeur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8.a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9/0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3..15</text:p>
          </table:table-cell>
          <table:table-cell table:style-name="ce18" office:value-type="string">
            <text:p>VERTICAL DIMENSION, RELATIVE ALTITUDE TO RELATIVE ALT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ncher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8.b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9/0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3..15</text:p>
          </table:table-cell>
          <table:table-cell table:style-name="ce18" office:value-type="string">
            <text:p>VERTICAL DIMENSION, RELATIVE ALTITUDE TO RELATIVE ALT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ncher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8.c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9/0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3..15</text:p>
          </table:table-cell>
          <table:table-cell table:style-name="ce18" office:value-type="string">
            <text:p>VERTICAL DIMENSION, RELATIVE ALTITUDE TO RELATIVE ALT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ncher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8.d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169/0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3..15</text:p>
          </table:table-cell>
          <table:table-cell table:style-name="ce18" office:value-type="string">
            <text:p>VERTICAL DIMENSION, RELATIVE ALTITUDE TO RELATIVE ALT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ncher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9.a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099/002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1..11</text:p>
          </table:table-cell>
          <table:table-cell table:style-name="ce18" office:value-type="string">
            <text:p>VERTICAL DIMENSION, FLIGHT LEVEL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fond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9.b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099/002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1..11</text:p>
          </table:table-cell>
          <table:table-cell table:style-name="ce18" office:value-type="string">
            <text:p>VERTICAL DIMENSION, FLIGHT LEVEL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fond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9.c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099/002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1..11</text:p>
          </table:table-cell>
          <table:table-cell table:style-name="ce18" office:value-type="string">
            <text:p>VERTICAL DIMENSION, FLIGHT LEVEL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fond{MPIA.DistanceVerticale}#MPIA.DistanceVerticale.Referen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89.d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EFFLEVE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099/002</text:p>
            <text:p/>
          </table:table-cell>
          <table:table-cell table:style-name="ce8" office:value-type="string">
            <text:p>-</text:p>
          </table:table-cell>
          <table:table-cell table:style-name="ce8" office:value-type="string">
            <text:p>11..11</text:p>
          </table:table-cell>
          <table:table-cell table:style-name="ce18" office:value-type="string">
            <text:p>VERTICAL DIMENSION, FLIGHT LEVEL TO FLIGHT LEVEL</text:p>
          </table:table-cell>
          <table:table-cell table:style-name="ce12" office:value-type="string">
            <text:p>MPGT.PlanificationOperation3D</text:p>
          </table:table-cell>
          <table:table-cell table:style-name="ce23" office:value-type="string">
            <text:p>MPIA.DistanceVerticale</text:p>
          </table:table-cell>
          <table:table-cell table:style-name="ce18" office:value-type="string">
            <text:p>APourObjectif{MPIA.ObjectifActivite}#AssocieCommeInstanceObjet{MPIA.AutreElementControle}#EstLocalisePar{MPIA.AssocInstanceObjetLocalisation}#EstLocaliseEn{MPGT.CylindreGeometrique}#APourPlafond{MPIA.DistanceVerticale}#MPIA.DistanceVerticale.Referen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8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DAREA</text:p>
          </table:table-cell>
          <table:table-cell table:style-name="ce9" office:value-type="string">
            <text:p>APERIOD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AIRSPACE TIME PERIOD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IA.Periode3D</text:p>
          </table:table-cell>
          <table:table-cell table:style-name="ce27" office:value-type="string">
            <text:p>APourObjectif{MPIA.ObjectifActivite}#AssocieCommeInstanceObjet{MPIA.MesureCoordination}#EstValidePour{MPIA.Periode3D}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8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220/019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8..8</text:p>
          </table:table-cell>
          <table:table-cell table:style-name="ce8" office:value-type="string">
            <text:p>AIRSPACE TIME MODE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/>
          <table:table-cell table:number-columns-repeated="242"/>
        </table:table-row>
        <table:table-row table:style-name="ro4">
          <table:table-cell table:style-name="ce2" office:value-type="string">
            <text:p>85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2030/00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0..10</text:p>
          </table:table-cell>
          <table:table-cell table:style-name="ce8" office:value-type="string">
            <text:p>DAY-TIME AND MONTH OF START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Periode3D</text:p>
          </table:table-cell>
          <table:table-cell table:style-name="ce18" office:value-type="string">
            <text:p>APourObjectif{MPIA.ObjectifActivite}#AssocieCommeInstanceObjet{MPIA.MesureCoordination}#EstValidePour{MPIA.Periode3D}#MPIA.Periode3D.DateDebut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86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2030/00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0..10</text:p>
          </table:table-cell>
          <table:table-cell table:style-name="ce8" office:value-type="string">
            <text:p>DAY-TIME AND MONTH OF STOP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Periode3D</text:p>
          </table:table-cell>
          <table:table-cell table:style-name="ce18" office:value-type="string">
            <text:p>APourObjectif{MPIA.ObjectifActivite}#AssocieCommeInstanceObjet{MPIA.MesureCoordination}#EstValidePour{MPIA.Periode3D}#MPIA.Periode3D.DateFin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87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220/008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STOP TIME QUALIFIE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Periode3D</text:p>
          </table:table-cell>
          <table:table-cell table:style-name="ce18" office:value-type="string">
            <text:p>APourObjectif{MPIA.ObjectifActivite}#AssocieCommeInstanceObjet{MPIA.MesureCoordination}#EstValidePour{MPIA.Periode3D}#MPIA.Periode3D.QualificatifDateFin</text:p>
          </table:table-cell>
          <table:table-cell table:number-columns-repeated="242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346/003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5..18</text:p>
          </table:table-cell>
          <table:table-cell table:style-name="ce8" office:value-type="string">
            <text:p>INTERVAL FREQUENCY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89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25/00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INTERVAL DURATION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90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220/005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3..3</text:p>
          </table:table-cell>
          <table:table-cell table:style-name="ce8" office:value-type="string">
            <text:p>TIME QUALIFIER UNTIL FURTHER NOTICE</text:p>
          </table:table-cell>
          <table:table-cell table:style-name="ce12" office:value-type="string">
            <text:p>NON_TRACE</text:p>
          </table:table-cell>
          <table:table-cell table:style-name="ce8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91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DAREA</text:p>
          </table:table-cell>
          <table:table-cell table:style-name="ce8" office:value-type="string">
            <text:p>APERIOD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033/024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4..14</text:p>
          </table:table-cell>
          <table:table-cell table:style-name="ce8" office:value-type="string">
            <text:p>DTG OF COMPLETION, 4 DIGIT YR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9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BCASTPN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BROADCAST POIN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9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9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IDCHKPN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IDENTIFICATION CHECK POIN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9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9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IDCRI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IDENTIFICATION CRITERI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9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9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HEADING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HEADING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9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0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NAVFLTOP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NAVAL FLIGHT OPERATIONS TIME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0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02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FYFCE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FRIENDLY FORCES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103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FYFCE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FRIENDLY FORCE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0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0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FYFCE</text:p>
          </table:table-cell>
          <table:table-cell table:style-name="ce9" office:value-type="string">
            <text:p>AAXIS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NTI-AIR WARFARE AXIS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0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07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FYPOS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FRIENDLY FORCES POSITION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108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FYPOS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FRIENDLY FORCES POSI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0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1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FYPOS</text:p>
          </table:table-cell>
          <table:table-cell table:style-name="ce9" office:value-type="string">
            <text:p>CASPCA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COORDINATED AIR/SEA PROCEDURES CATEGORY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1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1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FYPOS</text:p>
          </table:table-cell>
          <table:table-cell table:style-name="ce9" office:value-type="string">
            <text:p>IFF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IFF OR SIF SETTING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1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14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AOTRP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AIR OPERATIONS TIMING REFERENCE POINT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115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AOTRP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AIR OPERATIONS TIMING REFERENCE POIN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1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17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OTRP</text:p>
          </table:table-cell>
          <table:table-cell table:style-name="ce9" office:value-type="string">
            <text:p>7AOFDA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IR OPERATIONS TIMING REFERENCE POINT (TRP) FLOW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18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1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CNXMSN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CANCELLED MISS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20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2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HEADING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HEADING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2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23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TSKGRPG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TASK GROUPING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124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TSKGRPG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TASK GROUPING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2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2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TSKGRPG</text:p>
          </table:table-cell>
          <table:table-cell table:style-name="ce9" office:value-type="string">
            <text:p>P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POINT OF CONTACT INFORMATION</text:p>
          </table:table-cell>
          <table:table-cell table:style-name="ce20" office:value-type="string">
            <text:p>MPIA.Personne</text:p>
          </table:table-cell>
          <table:table-cell table:style-name="ce20"/>
          <table:table-cell table:style-name="ce27"/>
          <table:table-cell table:number-columns-repeated="242"/>
        </table:table-row>
        <table:table-row table:style-name="ro3">
          <table:table-cell table:style-name="ce2" office:value-type="string">
            <text:p>12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22/00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CONTACT NAM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Personne{MPIA.RacineOperationnelle}</text:p>
          </table:table-cell>
          <table:table-cell table:style-name="ce18" office:value-type="string">
            <text:p>MPIA.RacineOperationnelle.Nom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2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046/002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6</text:p>
          </table:table-cell>
          <table:table-cell table:style-name="ce8" office:value-type="string">
            <text:p>RANK OR POSITION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TypePersonne</text:p>
          </table:table-cell>
          <table:table-cell table:style-name="ce18" office:value-type="string">
            <text:p>APourType{MPIA.AssociationInstanceObjetType}#AssocieCommeType{MPIA.TypePersonne}#MPIA.TypePersonne.Grad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2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22/05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Unite</text:p>
          </table:table-cell>
          <table:table-cell table:style-name="ce18" office:value-type="string">
            <text:p>EstObjet{MPGT.AssociationEntiteOrgPersonne}#APourSujet{MPIA.Unit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3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129/03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UNIT CALL SIGN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ssociationInstanceObjetAdresse</text:p>
          </table:table-cell>
          <table:table-cell table:style-name="ce18" office:value-type="string">
            <text:p>EstObjet{MPGT.AssociationEntiteOrgPersonne}#APourSujet{MPIA.Unite}#AssocieCommeAdresse{MPIA.AssociationInstanceObjetAdresse}#MPIA.AssociationInstanceObjetAdresse.Designat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3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2141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9</text:p>
          </table:table-cell>
          <table:table-cell table:style-name="ce8" office:value-type="string">
            <text:p>UNIT IDENTIFICATION CODE (UIC)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Unite{MPIA.EntiteOrganisationnelle}</text:p>
          </table:table-cell>
          <table:table-cell table:style-name="ce18" office:value-type="string">
            <text:p>EstObjet{MPGT.AssociationEntiteOrgPersonne}#APourSujet{MPIA.Unite}#MPGT.EntiteOrganisationnelle.CodeIdentificat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32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LocalisePar{MPIA.AssocInstanceObjetLocalisation}#EstLocaliseEn{MPGT.LocalisationGeometrique2D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33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086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3..13</text:p>
          </table:table-cell>
          <table:table-cell table:style-name="ce8" office:value-type="string">
            <text:p>GEOGRAPHIC POSITION, UTM 10-METR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LocalisePar{MPIA.AssocInstanceObjetLocalisation}#EstLocaliseEn{MPGT.LocalisationGeometrique2D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34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22/00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LOCATION NAM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LocalisePar{MPIA.AssocInstanceObjetLocalisation}#EstLocaliseEn{MPGT.LocalisationGeometrique2D}#MPGT.Localisation.Lieu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35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 office:value-type="string">
            <text:p>1361/003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TELEPHONE NUMBER OR FREQUENCY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ssociationInstanceObjetAdresse</text:p>
          </table:table-cell>
          <table:table-cell table:style-name="ce18" office:value-type="string">
            <text:p>AssocieCommeAdresse{MPIA.AssociationInstanceObjetAdress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3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3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20</text:p>
          </table:table-cell>
          <table:table-cell table:style-name="ce8" office:value-type="string">
            <text:p>NON-SECURE TELEPHON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3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4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4..20</text:p>
          </table:table-cell>
          <table:table-cell table:style-name="ce8" office:value-type="string">
            <text:p>SECURE TELEPHONE NUMBE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3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06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14</text:p>
          </table:table-cell>
          <table:table-cell table:style-name="ce8" office:value-type="string">
            <text:p>RADIO FREQUENCY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AssocieCommeAdresse{MPIA.AssociationInstanceObjetAdresse}#AssocieCommeObjet{MPIA.AdresseRadio}#APourFrequence{MPIA.Frequenc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39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 office:value-type="string">
            <text:p>1</text:p>
          </table:table-cell>
          <table:table-cell table:style-name="ce8" office:value-type="string">
            <text:p>1023/022</text:p>
          </table:table-cell>
          <table:table-cell table:style-name="ce8"/>
          <table:table-cell table:style-name="ce8" office:value-type="string">
            <text:p>1..11</text:p>
          </table:table-cell>
          <table:table-cell table:style-name="ce8" office:value-type="string">
            <text:p>CONTEXT QUANTITY, DECIMAL PT PERMITTED, 11 CHAR MAX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AssocieCommeAdresse{MPIA.AssociationInstanceObjetAdresse}#AssocieCommeObjet{MPIA.AdresseRadio}#APourFrequence{MPIA.Frequence}#MPIA.Frequence.Frequen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40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 office:value-type="string">
            <text:p>2</text:p>
          </table:table-cell>
          <table:table-cell table:style-name="ce8" office:value-type="string">
            <text:p>1008/002</text:p>
          </table:table-cell>
          <table:table-cell table:style-name="ce8"/>
          <table:table-cell table:style-name="ce8" office:value-type="string">
            <text:p>2..3</text:p>
          </table:table-cell>
          <table:table-cell table:style-name="ce8" office:value-type="string">
            <text:p>UNIT OF ELECTROMAGNETIC EMISSION MEASUREMENT</text:p>
          </table:table-cell>
          <table:table-cell table:number-columns-repeated="2" table:style-name="ce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4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96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FREQUENCY DESIGNATO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AssocieCommeAdresse{MPIA.AssociationInstanceObjetAdresse}#AssocieCommeObjet{MPIA.AdresseRadio}#APourFrequence{MPIA.Frequence}#MPIA.Frequence.NomCod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4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498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2..8</text:p>
          </table:table-cell>
          <table:table-cell table:style-name="ce8" office:value-type="string">
            <text:p>FREQUENCY MODE AND NUMERIC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4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3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LINK 16 VOICE PARAMETERS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dresseElectronique</text:p>
          </table:table-cell>
          <table:table-cell table:style-name="ce18" office:value-type="string">
            <text:p>AssocieCommeAdresse{MPIA.AssociationInstanceObjetAdresse}#AssocieCommeObjet{MPIA.AdresseElectroniqu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4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8..49</text:p>
          </table:table-cell>
          <table:table-cell table:style-name="ce8" office:value-type="string">
            <text:p>HAVE QUICK PARAMETERS WITH MICKEY NET CONTROLLER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4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5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2..18</text:p>
          </table:table-cell>
          <table:table-cell table:style-name="ce8" office:value-type="string">
            <text:p>HAVE QUICK PARAMETERS WITHOUT MICKEY NET CONTROLLER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4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183/007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60</text:p>
          </table:table-cell>
          <table:table-cell table:style-name="ce8" office:value-type="string">
            <text:p>ELECTRONIC MAIL ADDRESS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4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7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20</text:p>
          </table:table-cell>
          <table:table-cell table:style-name="ce8" office:value-type="string">
            <text:p>NON-SECURE FACSIMILE (FAX) NUMBE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4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SKGRPG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8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4..20</text:p>
          </table:table-cell>
          <table:table-cell table:style-name="ce8" office:value-type="string">
            <text:p>SECURE FACSIMILE (FAX) NUMBE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49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TASKUNIT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TASKED UNIT AND LOCATION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150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TASKUNI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TASKED UNIT AND LOCATION</text:p>
          </table:table-cell>
          <table:table-cell table:style-name="ce20" office:value-type="string">
            <text:p>MPIA.Unite</text:p>
          </table:table-cell>
          <table:table-cell table:style-name="ce20"/>
          <table:table-cell table:style-name="ce28"/>
          <table:table-cell table:number-columns-repeated="242"/>
        </table:table-row>
        <table:table-row table:style-name="ro3">
          <table:table-cell table:style-name="ce2" office:value-type="string">
            <text:p>15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26/016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2..2</text:p>
          </table:table-cell>
          <table:table-cell table:style-name="ce8" office:value-type="string">
            <text:p>GEOGRAPHIC ENTITIES, NOTIONAL AND ACTUAL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IA.EntitePolitique</text:p>
          </table:table-cell>
          <table:table-cell table:style-name="ce29" office:value-type="string">
            <text:p>EstAffilieA{MPIA.AssociationAffiliationInstanceObjet}#ConcerneAffiliation{MPIA.EntitePolitique}#MPIA.EntitePolitique.Trigramme</text:p>
          </table:table-cell>
          <table:table-cell table:number-columns-repeated="242"/>
        </table:table-row>
        <table:table-row table:style-name="ro7">
          <table:table-cell table:style-name="ce2" office:value-type="string">
            <text:p>15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107/002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</text:p>
          </table:table-cell>
          <table:table-cell table:style-name="ce8" office:value-type="string">
            <text:p>ARMED SERVICE CODE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IA.TypeUnite{MPIA.TypeOrganisationGouvernementale}</text:p>
          </table:table-cell>
          <table:table-cell table:style-name="ce29" office:value-type="string">
            <text:p>APourType{MPIA.AssociationInstanceObjetType}#AssocieCommeType{MPIA.TypeUnite}#MPIA.TypeOrganisationGouvernementale.Arme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5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28/04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TASKED UNIT DESIGNATOR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IA.Unite{MPIA.RacineOperationnelle}</text:p>
          </table:table-cell>
          <table:table-cell table:style-name="ce29" office:value-type="string">
            <text:p>MPIA.RacineOperationnelle.Nom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5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2141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9</text:p>
          </table:table-cell>
          <table:table-cell table:style-name="ce8" office:value-type="string">
            <text:p>UNIT IDENTIFICATION CODE (UIC)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IA.Unite{MPIA.EntiteOrganisationnelle}</text:p>
          </table:table-cell>
          <table:table-cell table:style-name="ce29" office:value-type="string">
            <text:p>MPGT.EntiteOrganisationnelle.CodeIdentification</text:p>
          </table:table-cell>
          <table:table-cell table:number-columns-repeated="242"/>
        </table:table-row>
        <table:table-row table:style-name="ro7">
          <table:table-cell table:style-name="ce2" office:value-type="string">
            <text:p>15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125/002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4..4</text:p>
          </table:table-cell>
          <table:table-cell table:style-name="ce8" office:value-type="string">
            <text:p>ICAO BASE CODE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IA.Aerodrome</text:p>
          </table:table-cell>
          <table:table-cell table:style-name="ce29" office:value-type="string">
            <text:p>EstSujet{MPGT.AssociationEntiteOrgSite}#APourObjet{MPIA.Aerodrome}#MPIA.Aerodrome.CodeOACI</text:p>
          </table:table-cell>
          <table:table-cell table:number-columns-repeated="242"/>
        </table:table-row>
        <table:table-row table:style-name="ro7">
          <table:table-cell table:style-name="ce2" office:value-type="string">
            <text:p>15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22/170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PLACE NAME</text:p>
          </table:table-cell>
          <table:table-cell table:style-name="ce10" office:value-type="string">
            <text:p>MPIA.Unite</text:p>
          </table:table-cell>
          <table:table-cell table:style-name="ce24" office:value-type="string">
            <text:p>MPIA.Localisation(NON INST)</text:p>
          </table:table-cell>
          <table:table-cell table:style-name="ce29" office:value-type="string">
            <text:p>EstLocalisePar{MPIA.AssocInstanceObjetLocalisation}#EstLocaliseEn{MPIA.Localisation}#MPGT.Localisation.Lieu</text:p>
          </table:table-cell>
          <table:table-cell table:number-columns-repeated="242"/>
        </table:table-row>
        <table:table-row table:style-name="ro7">
          <table:table-cell table:style-name="ce2" office:value-type="string">
            <text:p>15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0" office:value-type="string">
            <text:p>MPIA.Unite</text:p>
          </table:table-cell>
          <table:table-cell table:style-name="ce24" office:value-type="string">
            <text:p>MPGT.LocalisationGeometrique2D</text:p>
          </table:table-cell>
          <table:table-cell table:style-name="ce29" office:value-type="string">
            <text:p>EstLocalisePar{MPIA.AssocInstanceObjetLocalisation}#EstLocaliseEn{MPGT.LocalisationGeometrique2D}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5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TASKUNIT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57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68</text:p>
          </table:table-cell>
          <table:table-cell table:style-name="ce8" office:value-type="string">
            <text:p>COMMENTS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IA.Unite{MPIA.RacineOperationnelle}</text:p>
          </table:table-cell>
          <table:table-cell table:style-name="ce29" office:value-type="string">
            <text:p>MPIA.RacineOperationnelle.Commentair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5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TASKUNIT</text:p>
          </table:table-cell>
          <table:table-cell table:style-name="ce9" office:value-type="string">
            <text:p>UNITDIR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UNIT DIRECTIVE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7">
          <table:table-cell table:style-name="ce2" office:value-type="string">
            <text:p>160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 office:value-type="string">
            <text:p>1</text:p>
          </table:table-cell>
          <table:table-cell table:style-name="ce10"/>
          <table:table-cell table:style-name="ce10" office:value-type="string">
            <text:p>1044/360</text:p>
          </table:table-cell>
          <table:table-cell table:style-name="ce10" office:value-type="string">
            <text:p>C - 1</text:p>
          </table:table-cell>
          <table:table-cell table:style-name="ce10" office:value-type="string">
            <text:p>4..4</text:p>
          </table:table-cell>
          <table:table-cell table:style-name="ce10" office:value-type="string">
            <text:p>AIRCRAFT SORTIES EXPECTED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GT.UniteAir</text:p>
          </table:table-cell>
          <table:table-cell table:style-name="ce29" office:value-type="string">
            <text:p>APourCaracteristiquesUniteAir{MPGT.UniteAir}#MPGT.UniteAir.NombreSortiesAeronefsAttendues</text:p>
          </table:table-cell>
          <table:table-cell table:number-columns-repeated="242"/>
        </table:table-row>
        <table:table-row table:style-name="ro7">
          <table:table-cell table:style-name="ce2" office:value-type="float" office:value="161">
            <text:p>161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 office:value-type="string">
            <text:p>2</text:p>
          </table:table-cell>
          <table:table-cell table:style-name="ce10"/>
          <table:table-cell table:style-name="ce10" office:value-type="string">
            <text:p>1044/361</text:p>
          </table:table-cell>
          <table:table-cell table:style-name="ce10" office:value-type="string">
            <text:p>C - 1</text:p>
          </table:table-cell>
          <table:table-cell table:style-name="ce10" office:value-type="string">
            <text:p>3..3</text:p>
          </table:table-cell>
          <table:table-cell table:style-name="ce10" office:value-type="string">
            <text:p>AIRCRAFT SORTIES TASKED</text:p>
          </table:table-cell>
          <table:table-cell table:style-name="ce10" office:value-type="string">
            <text:p>MPIA.Unite</text:p>
          </table:table-cell>
          <table:table-cell table:style-name="ce10" office:value-type="string">
            <text:p>MPGT.UniteAir</text:p>
          </table:table-cell>
          <table:table-cell table:style-name="ce29" office:value-type="string">
            <text:p>APourCaracteristiquesUniteAir{MPGT.UniteAir}#MPGT.UniteAir.NombreSortiesAeronefsExecutees</text:p>
          </table:table-cell>
          <table:table-cell table:number-columns-repeated="242"/>
        </table:table-row>
        <table:table-row table:style-name="ro7">
          <table:table-cell table:style-name="ce2" office:value-type="float" office:value="162">
            <text:p>162</text:p>
          </table:table-cell>
          <table:table-cell table:style-name="ce2"/>
          <table:table-cell table:style-name="ce10" office:value-type="string">
            <text:p>REPET. GROUP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/>
          <table:table-cell table:style-name="ce10" table:number-columns-repeated="4"/>
          <table:table-cell table:style-name="ce10" office:value-type="string">
            <text:p>NUMBER OF ASSETS, 000-999</text:p>
          </table:table-cell>
          <table:table-cell table:number-columns-repeated="2" table:style-name="ce12" office:value-type="string">
            <text:p>_</text:p>
          </table:table-cell>
          <table:table-cell table:style-name="ce18" office:value-type="string">
            <text:p>_</text:p>
          </table:table-cell>
          <table:table-cell table:number-columns-repeated="242"/>
        </table:table-row>
        <table:table-row table:style-name="ro7">
          <table:table-cell table:style-name="ce2" office:value-type="float" office:value="163">
            <text:p>163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 office:value-type="string">
            <text:p>3</text:p>
          </table:table-cell>
          <table:table-cell table:style-name="ce10"/>
          <table:table-cell table:style-name="ce10" office:value-type="string">
            <text:p>1044/321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3..3</text:p>
          </table:table-cell>
          <table:table-cell table:style-name="ce10" office:value-type="string">
            <text:p>NUMBER OF ASSETS, 000-999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DotationEffective</text:p>
          </table:table-cell>
          <table:table-cell table:style-name="ce29" office:value-type="string">
            <text:p>APourDotationEffective{MPIA.DotationEffective}#MPIA.DotationEffective.QuantiteTotale</text:p>
          </table:table-cell>
          <table:table-cell table:number-columns-repeated="242"/>
        </table:table-row>
        <table:table-row table:style-name="ro7">
          <table:table-cell table:style-name="ce2" office:value-type="float" office:value="164">
            <text:p>164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 office:value-type="string">
            <text:p>4.A</text:p>
          </table:table-cell>
          <table:table-cell table:style-name="ce10"/>
          <table:table-cell table:style-name="ce10" office:value-type="string">
            <text:p>1015/020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6</text:p>
          </table:table-cell>
          <table:table-cell table:style-name="ce10" office:value-type="string">
            <text:p>AIRCRAFT TYPE AND MODEL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Aeronef(NON INST)</text:p>
          </table:table-cell>
          <table:table-cell table:style-name="ce29" office:value-type="string">
            <text:p>APourDotationEffective{MPIA.DotationEffective}#AssocieCommeType{MPIA.TypeAeronef}#MPIA.TypeAeronef.Modele</text:p>
          </table:table-cell>
          <table:table-cell table:number-columns-repeated="242"/>
        </table:table-row>
        <table:table-row table:style-name="ro7">
          <table:table-cell table:style-name="ce2" office:value-type="float" office:value="165">
            <text:p>165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 office:value-type="string">
            <text:p>4.B</text:p>
          </table:table-cell>
          <table:table-cell table:style-name="ce10"/>
          <table:table-cell table:style-name="ce10" office:value-type="string">
            <text:p>1015/018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6</text:p>
          </table:table-cell>
          <table:table-cell table:style-name="ce10" office:value-type="string">
            <text:p>AIRCRAFT TYPE AND MODEL, OTHER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Aeronef(NON INST){MPIA.RacineOperationnelle}</text:p>
          </table:table-cell>
          <table:table-cell table:style-name="ce29" office:value-type="string">
            <text:p>APourDotationEffective{MPIA.DotationEffective}#AssocieCommeType{MPIA.TypeAeronef}#MPIA.RacineOperationnelle.Nom</text:p>
          </table:table-cell>
          <table:table-cell table:number-columns-repeated="242"/>
        </table:table-row>
        <table:table-row table:style-name="ro7">
          <table:table-cell table:style-name="ce2" office:value-type="float" office:value="166">
            <text:p>166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C</text:p>
          </table:table-cell>
          <table:table-cell table:style-name="ce10"/>
          <table:table-cell table:style-name="ce10" office:value-type="string">
            <text:p>1022/108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1..19</text:p>
          </table:table-cell>
          <table:table-cell table:style-name="ce10" office:value-type="string">
            <text:p>NAME OF ASSETS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quipement(NON INST){MPIA.RacineOperationnelle}</text:p>
          </table:table-cell>
          <table:table-cell table:style-name="ce29" office:value-type="string">
            <text:p>APourDotationEffective{MPIA.DotationEffective}#AssocieCommeType{MPIA.TypeEquipement}#MPIA.RacineOperationnelle.Nom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7.a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D</text:p>
          </table:table-cell>
          <table:table-cell table:style-name="ce10"/>
          <table:table-cell table:style-name="ce10" office:value-type="string">
            <text:p>1407/002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3..6</text:p>
          </table:table-cell>
          <table:table-cell table:style-name="ce10" office:value-type="string">
            <text:p>ORDNANCE/WEAPON TYPE, SURFACE-TO-AIR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Arme</text:p>
          </table:table-cell>
          <table:table-cell table:style-name="ce29" office:value-type="string">
            <text:p>APourDotationEffective{MPIA.DotationEffective}#AssocieCommeType{MPIA.TypeArme}#MPIA.TypeArme.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7.b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D</text:p>
          </table:table-cell>
          <table:table-cell table:style-name="ce10"/>
          <table:table-cell table:style-name="ce10" office:value-type="string">
            <text:p>1407/002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3..6</text:p>
          </table:table-cell>
          <table:table-cell table:style-name="ce10" office:value-type="string">
            <text:p>ORDNANCE/WEAPON TYPE, SURFACE-TO-AIR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Arme</text:p>
          </table:table-cell>
          <table:table-cell table:style-name="ce29" office:value-type="string">
            <text:p>{MPIA.Unite}#APourDotationEffective{MPIA.DotationEffective}#AssocieCommeType{MPIA.TypeArme}#MPIA.TypeArme.Sous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8.a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E</text:p>
          </table:table-cell>
          <table:table-cell table:style-name="ce10"/>
          <table:table-cell table:style-name="ce10" office:value-type="string">
            <text:p>1874/004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4</text:p>
          </table:table-cell>
          <table:table-cell table:style-name="ce10" office:value-type="string">
            <text:p>COMMAND AND CONTROL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AutreTypeSite</text:p>
          </table:table-cell>
          <table:table-cell table:style-name="ce29" office:value-type="string">
            <text:p>APourDotationEffective{MPIA.DotationEffective}#AssocieCommeType{MPIA.AutreTypeSite}#MPIA.AutreTypeSite.Categori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168.b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E</text:p>
          </table:table-cell>
          <table:table-cell table:style-name="ce10"/>
          <table:table-cell table:style-name="ce10" office:value-type="string">
            <text:p>1874/004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4</text:p>
          </table:table-cell>
          <table:table-cell table:style-name="ce10" office:value-type="string">
            <text:p>COMMAND AND CONTROL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ntiteOrganisationnelle(NON INST)</text:p>
          </table:table-cell>
          <table:table-cell table:style-name="ce29" office:value-type="string">
            <text:p>APourType{MPIA.AssociationInstanceObjetType}#AssocieCommeType{MPIA.TypeEntiteOrganisationnelle}#MPIA.TypeEntiteOrganisationnelle.TypeCommandement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8.c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E</text:p>
          </table:table-cell>
          <table:table-cell table:style-name="ce10"/>
          <table:table-cell table:style-name="ce10" office:value-type="string">
            <text:p>1874/004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4</text:p>
          </table:table-cell>
          <table:table-cell table:style-name="ce10" office:value-type="string">
            <text:p>COMMAND AND CONTROL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quipementElectronique</text:p>
          </table:table-cell>
          <table:table-cell table:style-name="ce29" office:value-type="string">
            <text:p>APourDotationEffective{MPIA.DotationEffective}#AssocieCommeType{MPIA.TypeEquipementElectronique}#MPIA.TypeEquipementElectronique.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8.d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E</text:p>
          </table:table-cell>
          <table:table-cell table:style-name="ce10"/>
          <table:table-cell table:style-name="ce10" office:value-type="string">
            <text:p>1874/004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4</text:p>
          </table:table-cell>
          <table:table-cell table:style-name="ce10" office:value-type="string">
            <text:p>COMMAND AND CONTROL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PosteMilitaire</text:p>
          </table:table-cell>
          <table:table-cell table:style-name="ce29" office:value-type="string">
            <text:p>APourDotationEffective{MPIA.DotationEffective}#AssocieCommeType{MPIA.TypePosteMilitaire}#MPIA.TypePosteMilitaire.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8.e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E</text:p>
          </table:table-cell>
          <table:table-cell table:style-name="ce10"/>
          <table:table-cell table:style-name="ce10" office:value-type="string">
            <text:p>1874/004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4</text:p>
          </table:table-cell>
          <table:table-cell table:style-name="ce10" office:value-type="string">
            <text:p>COMMAND AND CONTROL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RegroupementForce</text:p>
          </table:table-cell>
          <table:table-cell table:style-name="ce29" office:value-type="string">
            <text:p>APourType{MPIA.AssociationInstanceObjetType}#AssocieCommeType{MPIA.TypeRegroupementForce}#MPIA.TypeRegroupementForce.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9.a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F</text:p>
          </table:table-cell>
          <table:table-cell table:style-name="ce10"/>
          <table:table-cell table:style-name="ce10" office:value-type="string">
            <text:p>1434/001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6</text:p>
          </table:table-cell>
          <table:table-cell table:style-name="ce10" office:value-type="string">
            <text:p>SENSOR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quipementElectronique</text:p>
          </table:table-cell>
          <table:table-cell table:style-name="ce29" office:value-type="string">
            <text:p>APourDotationEffective{MPIA.DotationEffective}#AssocieCommeType{MPIA.TypeEquipementElectronique}#MPIA.TypeEquipementElectronique.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9.b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F</text:p>
          </table:table-cell>
          <table:table-cell table:style-name="ce10"/>
          <table:table-cell table:style-name="ce10" office:value-type="string">
            <text:p>1434/001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6</text:p>
          </table:table-cell>
          <table:table-cell table:style-name="ce10" office:value-type="string">
            <text:p>SENSOR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quipementElectronique</text:p>
          </table:table-cell>
          <table:table-cell table:style-name="ce29" office:value-type="string">
            <text:p>APourDotationEffective{MPIA.DotationEffective}#AssocieCommeType{MPIA.TypeEquipementElectronique}#MPIA.TypeEquipementElectronique.Sous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9.c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F</text:p>
          </table:table-cell>
          <table:table-cell table:style-name="ce10"/>
          <table:table-cell table:style-name="ce10" office:value-type="string">
            <text:p>1434/001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6</text:p>
          </table:table-cell>
          <table:table-cell table:style-name="ce10" office:value-type="string">
            <text:p>SENSOR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quipementMaritime</text:p>
          </table:table-cell>
          <table:table-cell table:style-name="ce29" office:value-type="string">
            <text:p>APourDotationEffective{MPIA.DotationEffective}#AssocieCommeType{MPIA.TypeEquipementMaritime}#MPIA.TypeEquipementMaritime.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69.d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F</text:p>
          </table:table-cell>
          <table:table-cell table:style-name="ce10"/>
          <table:table-cell table:style-name="ce10" office:value-type="string">
            <text:p>1434/001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2..6</text:p>
          </table:table-cell>
          <table:table-cell table:style-name="ce10" office:value-type="string">
            <text:p>SENSOR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quipementMaritime</text:p>
          </table:table-cell>
          <table:table-cell table:style-name="ce29" office:value-type="string">
            <text:p>APourDotationEffective{MPIA.DotationEffective}#AssocieCommeType{MPIA.TypeEquipementMaritime}#MPIA.TypeEquipementMaritime.Sous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70.a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 office:value-type="string">
            <text:p>4.G</text:p>
          </table:table-cell>
          <table:table-cell table:style-name="ce10"/>
          <table:table-cell table:style-name="ce10" office:value-type="string">
            <text:p>1135/033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8..8</text:p>
          </table:table-cell>
          <table:table-cell table:style-name="ce10" office:value-type="string">
            <text:p>SURFACE-TO-AIR WEAPON RESOURCE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Arme</text:p>
          </table:table-cell>
          <table:table-cell table:style-name="ce29" office:value-type="string">
            <text:p>APourDotationEffective{MPIA.DotationEffective}#AssocieCommeType{MPIA.TypeArme}#MPIA.TypeArme.Sous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70.b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7" office:value-type="string">
            <text:p>4.G</text:p>
          </table:table-cell>
          <table:table-cell table:style-name="ce10"/>
          <table:table-cell table:style-name="ce10" office:value-type="string">
            <text:p>1135/033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8..8</text:p>
          </table:table-cell>
          <table:table-cell table:style-name="ce10" office:value-type="string">
            <text:p>SURFACE-TO-AIR WEAPON RESOURCE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TypeEquipementElectronique</text:p>
          </table:table-cell>
          <table:table-cell table:style-name="ce29" office:value-type="string">
            <text:p>APourDotationEffective{MPIA.DotationEffective}#AssocieCommeType{MPIA.TypeEquipementElectronique}#MPIA.TypeEquipementElectronique.Categori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171.a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H</text:p>
          </table:table-cell>
          <table:table-cell table:style-name="ce10"/>
          <table:table-cell table:style-name="ce10" office:value-type="string">
            <text:p>1812/001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3..8</text:p>
          </table:table-cell>
          <table:table-cell table:style-name="ce10" office:value-type="string">
            <text:p>CONTROL POSITION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AutreTypeElementControle</text:p>
          </table:table-cell>
          <table:table-cell table:style-name="ce29" office:value-type="string">
            <text:p>EstSujet{MPGT.AssociationEntiteOrgEltCtrl}#APourObjet{MPIA.AutreElementControle}#APourType{MPIA.AssociationInstanceObjetType}#AssocieCommeType{MPIA.AutreTypeElementControle}#MPIA.AutreTypeElementControle.Categori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171.b</text:p>
          </table:table-cell>
          <table:table-cell table:style-name="ce2"/>
          <table:table-cell table:style-name="ce10" office:value-type="string">
            <text:p>FIELD</text:p>
          </table:table-cell>
          <table:table-cell table:style-name="ce10" office:value-type="string">
            <text:p>TASKUNIT</text:p>
          </table:table-cell>
          <table:table-cell table:style-name="ce10" office:value-type="string">
            <text:p>UNITDIR</text:p>
          </table:table-cell>
          <table:table-cell table:style-name="ce15" office:value-type="string">
            <text:p>4.H</text:p>
          </table:table-cell>
          <table:table-cell table:style-name="ce10"/>
          <table:table-cell table:style-name="ce10" office:value-type="string">
            <text:p>1812/001</text:p>
          </table:table-cell>
          <table:table-cell table:style-name="ce10" office:value-type="string">
            <text:p>M - N</text:p>
          </table:table-cell>
          <table:table-cell table:style-name="ce10" office:value-type="string">
            <text:p>3..8</text:p>
          </table:table-cell>
          <table:table-cell table:style-name="ce10" office:value-type="string">
            <text:p>CONTROL POSITION TYPE</text:p>
          </table:table-cell>
          <table:table-cell table:style-name="ce10" office:value-type="string">
            <text:p>MPIA.Unite{MPIA.InstanceObjet}</text:p>
          </table:table-cell>
          <table:table-cell table:style-name="ce10" office:value-type="string">
            <text:p>MPIA.AutreTypeElementControle</text:p>
          </table:table-cell>
          <table:table-cell table:style-name="ce29" office:value-type="string">
            <text:p>EstSujet{MPGT.AssociationEntiteOrgEltCtrl}#APourObjet{MPIA.AutreElementControle}#APourType{MPIA.AssociationInstanceObjetType}#AssocieCommeType{MPIA.AutreTypeElementControle}#MPIA.AutreTypeElementControle.SousCategori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7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TASKUNIT</text:p>
          </table:table-cell>
          <table:table-cell table:style-name="ce9" office:value-type="string">
            <text:p>GEODATUM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GEODETIC DATUM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7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17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TASKUNIT</text:p>
          </table:table-cell>
          <table:table-cell table:style-name="ce9" office:value-type="string">
            <text:p>P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POINT OF CONTACT INFORMATION</text:p>
          </table:table-cell>
          <table:table-cell table:style-name="ce20" office:value-type="string">
            <text:p>MPIA.Personne</text:p>
          </table:table-cell>
          <table:table-cell table:style-name="ce20"/>
          <table:table-cell table:style-name="ce27"/>
          <table:table-cell table:number-columns-repeated="242"/>
        </table:table-row>
        <table:table-row table:style-name="ro3">
          <table:table-cell table:style-name="ce2" office:value-type="string">
            <text:p>17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22/00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CONTACT NAM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Personne{MPIA.RacineOperationnelle}</text:p>
          </table:table-cell>
          <table:table-cell table:style-name="ce18" office:value-type="string">
            <text:p>MPIA.RacineOperationnelle.Nom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7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046/002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6</text:p>
          </table:table-cell>
          <table:table-cell table:style-name="ce8" office:value-type="string">
            <text:p>RANK OR POSITION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TypePersonne</text:p>
          </table:table-cell>
          <table:table-cell table:style-name="ce18" office:value-type="string">
            <text:p>APourType{MPIA.AssociationInstanceObjetType}#AssocieCommeType{MPIA.TypePersonne}#MPIA.TypePersonne.Grad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7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22/05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Unite</text:p>
          </table:table-cell>
          <table:table-cell table:style-name="ce18" office:value-type="string">
            <text:p>EstObjet{MPGT.AssociationEntiteOrgPersonne}#APourSujet{MPIA.Unit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7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129/03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UNIT CALL SIGN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ssociationInstanceObjetAdresse</text:p>
          </table:table-cell>
          <table:table-cell table:style-name="ce18" office:value-type="string">
            <text:p>EstObjet{MPGT.AssociationEntiteOrgPersonne}#APourSujet{MPIA.Unite}#AssocieCommeAdresse{MPIA.AssociationInstanceObjetAdresse}#MPIA.AssociationInstanceObjetAdresse.Designat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7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2141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9</text:p>
          </table:table-cell>
          <table:table-cell table:style-name="ce8" office:value-type="string">
            <text:p>UNIT IDENTIFICATION CODE (UIC)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Unite{MPIA.EntiteOrganisationnelle}</text:p>
          </table:table-cell>
          <table:table-cell table:style-name="ce18" office:value-type="string">
            <text:p>EstObjet{MPGT.AssociationEntiteOrgPersonne}#APourSujet{MPIA.Unite}#MPGT.EntiteOrganisationnelle.CodeIdentificat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80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LocalisePar{MPIA.AssocInstanceObjetLocalisation}#EstLocaliseEn{MPGT.LocalisationGeometrique2D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81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086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3..13</text:p>
          </table:table-cell>
          <table:table-cell table:style-name="ce8" office:value-type="string">
            <text:p>GEOGRAPHIC POSITION, UTM 10-METR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GT.LocalisationGeometrique2D</text:p>
          </table:table-cell>
          <table:table-cell table:style-name="ce18" office:value-type="string">
            <text:p>EstLocalisePar{MPIA.AssocInstanceObjetLocalisation}#EstLocaliseEn{MPGT.LocalisationGeometrique2D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82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22/00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LOCATION NAM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GT.LocalisationGeometrique2D{MPIA.Localisation}</text:p>
          </table:table-cell>
          <table:table-cell table:style-name="ce18" office:value-type="string">
            <text:p>EstLocalisePar{MPIA.AssocInstanceObjetLocalisation}#EstLocaliseEn{MPGT.LocalisationGeometrique2D}#MPGT.Localisation.Lieu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83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 office:value-type="string">
            <text:p>1361/003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TELEPHONE NUMBER OR FREQUENCY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ssociationInstanceObjetAdresse</text:p>
          </table:table-cell>
          <table:table-cell table:style-name="ce18" office:value-type="string">
            <text:p>AssocieCommeAdresse{MPIA.AssociationInstanceObjetAdress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8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3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20</text:p>
          </table:table-cell>
          <table:table-cell table:style-name="ce8" office:value-type="string">
            <text:p>NON-SECURE TELEPHONE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8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4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4..20</text:p>
          </table:table-cell>
          <table:table-cell table:style-name="ce8" office:value-type="string">
            <text:p>SECURE TELEPHONE NUMBE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8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06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14</text:p>
          </table:table-cell>
          <table:table-cell table:style-name="ce8" office:value-type="string">
            <text:p>RADIO FREQUENCY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AssocieCommeAdresse{MPIA.AssociationInstanceObjetAdresse}#AssocieCommeObjet{MPIA.AdresseRadio}#APourFrequence{MPIA.Frequenc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87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 office:value-type="string">
            <text:p>1</text:p>
          </table:table-cell>
          <table:table-cell table:style-name="ce8" office:value-type="string">
            <text:p>1023/022</text:p>
          </table:table-cell>
          <table:table-cell table:style-name="ce8"/>
          <table:table-cell table:style-name="ce8" office:value-type="string">
            <text:p>1..11</text:p>
          </table:table-cell>
          <table:table-cell table:style-name="ce8" office:value-type="string">
            <text:p>CONTEXT QUANTITY, DECIMAL PT PERMITTED, 11 CHAR MAX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AssocieCommeAdresse{MPIA.AssociationInstanceObjetAdresse}#AssocieCommeObjet{MPIA.AdresseRadio}#APourFrequence{MPIA.Frequence}#MPIA.Frequence.Frequen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88</text:p>
          </table:table-cell>
          <table:table-cell table:style-name="ce2"/>
          <table:table-cell table:style-name="ce8" office:value-type="string">
            <text:p>SS ZONE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 office:value-type="string">
            <text:p>2</text:p>
          </table:table-cell>
          <table:table-cell table:style-name="ce8" office:value-type="string">
            <text:p>1008/002</text:p>
          </table:table-cell>
          <table:table-cell table:style-name="ce8"/>
          <table:table-cell table:style-name="ce8" office:value-type="string">
            <text:p>2..3</text:p>
          </table:table-cell>
          <table:table-cell table:style-name="ce8" office:value-type="string">
            <text:p>UNIT OF ELECTROMAGNETIC EMISSION MEASUREMENT</text:p>
          </table:table-cell>
          <table:table-cell table:number-columns-repeated="2" table:style-name="ce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18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96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FREQUENCY DESIGNATO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Frequence</text:p>
          </table:table-cell>
          <table:table-cell table:style-name="ce18" office:value-type="string">
            <text:p>AssocieCommeAdresse{MPIA.AssociationInstanceObjetAdresse}#AssocieCommeObjet{MPIA.AdresseRadio}#APourFrequence{MPIA.Frequence}#MPIA.Frequence.NomCod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9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498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2..8</text:p>
          </table:table-cell>
          <table:table-cell table:style-name="ce8" office:value-type="string">
            <text:p>FREQUENCY MODE AND NUMERIC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9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3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LINK 16 VOICE PARAMETERS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dresseElectronique</text:p>
          </table:table-cell>
          <table:table-cell table:style-name="ce18" office:value-type="string">
            <text:p>AssocieCommeAdresse{MPIA.AssociationInstanceObjetAdresse}#AssocieCommeObjet{MPIA.AdresseElectroniqu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9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4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8..49</text:p>
          </table:table-cell>
          <table:table-cell table:style-name="ce8" office:value-type="string">
            <text:p>HAVE QUICK PARAMETERS WITH MICKEY NET CONTROLLER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9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5/001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2..18</text:p>
          </table:table-cell>
          <table:table-cell table:style-name="ce8" office:value-type="string">
            <text:p>HAVE QUICK PARAMETERS WITHOUT MICKEY NET CONTROLLER</text:p>
          </table:table-cell>
          <table:table-cell table:style-name="ce8" office:value-type="string">
            <text:p>NON_TRACE</text:p>
          </table:table-cell>
          <table:table-cell table:style-name="ce8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9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183/007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1..60</text:p>
          </table:table-cell>
          <table:table-cell table:style-name="ce8" office:value-type="string">
            <text:p>ELECTRONIC MAIL ADDRESS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9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7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3..20</text:p>
          </table:table-cell>
          <table:table-cell table:style-name="ce8" office:value-type="string">
            <text:p>NON-SECURE FACSIMILE (FAX) NUMBE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19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TASKUNIT</text:p>
          </table:table-cell>
          <table:table-cell table:style-name="ce8" office:value-type="string">
            <text:p>P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61/008</text:p>
          </table:table-cell>
          <table:table-cell table:style-name="ce8" office:value-type="string">
            <text:p>M - N</text:p>
          </table:table-cell>
          <table:table-cell table:style-name="ce8" office:value-type="string">
            <text:p>4..20</text:p>
          </table:table-cell>
          <table:table-cell table:style-name="ce8" office:value-type="string">
            <text:p>SECURE FACSIMILE (FAX) NUMBER</text:p>
          </table:table-cell>
          <table:table-cell table:style-name="ce8" office:value-type="string">
            <text:p>MPIA.Personne</text:p>
          </table:table-cell>
          <table:table-cell table:style-name="ce8" office:value-type="string">
            <text:p>MPIA.AutreAdresse{MPIA.Adresse}</text:p>
          </table:table-cell>
          <table:table-cell table:style-name="ce18" office:value-type="string">
            <text:p>AssocieCommeAdresse{MPIA.AssociationInstanceObjetAdresse}#AssocieCommeObjet{MPIA.AutreAdresse}#MPIA.Adresse.Libell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197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MTGTLOC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MISSILE TARGET LOCATION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198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MTGTL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MISSILE TARGET LOC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19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0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MTGTLOC</text:p>
          </table:table-cell>
          <table:table-cell table:style-name="ce9" office:value-type="string">
            <text:p>REQNO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REQUEST NUMBER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0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02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SAWMSN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SURFACE-TO-AIR WEAPON MISSION DATA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3">
          <table:table-cell table:style-name="ce2" office:value-type="string">
            <text:p>203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SAWMSN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SURFACE-TO-AIR WEAPON MISSION DATA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GT.Mission</text:p>
          </table:table-cell>
          <table:table-cell table:style-name="ce27" office:value-type="string">
            <text:p>EstSujet{MPIA.AssociationFonctionnelleActivite}#AssocieCommeObjet{MPGT.MissionASA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0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12/069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MISSION NUMBE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MissionASA</text:p>
          </table:table-cell>
          <table:table-cell table:style-name="ce18" office:value-type="string">
            <text:p>EstSujet{MPIA.AssociationFonctionnelleActivite}#AssocieCommeObjet{MPGT.MissionASA}#MPGT.MissionASA.NumeroMissionASA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0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285/02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3..3</text:p>
          </table:table-cell>
          <table:table-cell table:style-name="ce8" office:value-type="string">
            <text:p>TYPE OF AIR DEFENCE ARTILLERY MISSION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MissionASA</text:p>
          </table:table-cell>
          <table:table-cell table:style-name="ce18" office:value-type="string">
            <text:p>EstSujet{MPIA.AssociationFonctionnelleActivite}#AssocieCommeObjet{MPGT.MissionASA}MPGT.MissionASA.TypeMissionASA</text:p>
          </table:table-cell>
          <table:table-cell table:number-columns-repeated="242"/>
        </table:table-row>
        <table:table-row table:style-name="ro10">
          <table:table-cell table:style-name="ce2" office:value-type="string">
            <text:p>20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129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CALL SIGN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AssociationInstanceObjetAdresse</text:p>
          </table:table-cell>
          <table:table-cell table:style-name="ce29" office:value-type="string">
            <text:p>EstSujet{MPIA.AssociationFonctionnelleActivite}#AssocieCommeObjet{MPGT.MissionASA}#APourRessource{MPIA.RessourceActiviteInstanceObjet}#AssocieCommeInstanceObjet{MPIA.Unite}#AssocieCommeAdresse{MPIA.AssociationInstanceObjetAdresse}#MPIA.AssociationInstanceObjetAdresse.Designation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20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68/013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PRIMARY FREQUENCY IN MEGAHERTZ, .0000001 - 99999999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Frequence</text:p>
          </table:table-cell>
          <table:table-cell table:style-name="ce29" office:value-type="string">
            <text:p>EstSujet{MPIA.AssociationFonctionnelleActivite}#AssocieCommeObjet{MissionASA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Frequence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20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396/002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PRIMARY FREQUENCY DESIGNATO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Frequence</text:p>
          </table:table-cell>
          <table:table-cell table:style-name="ce29" office:value-type="string">
            <text:p>EstSujet{MPIA.AssociationFonctionnelleActivite}#AssocieCommeObjet{MissionASA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NomCode</text:p>
          </table:table-cell>
          <table:table-cell table:number-columns-repeated="242"/>
        </table:table-row>
        <table:table-row table:style-name="ro12">
          <table:table-cell table:style-name="ce2" office:value-type="string">
            <text:p>20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533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LINK 16 VOICE PARAMETER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AdresseElectronique</text:p>
          </table:table-cell>
          <table:table-cell table:style-name="ce29" office:value-type="string">
            <text:p>EstSujet{MPIA.AssociationFonctionnelleActivite}#AssocieCommeObjet{MissionASA}#APourRessource{MPIA.RessourceActiviteInstanceObjet}#AssocieCommeInstanceObjet{MPIA.Unite}#AssocieCommeAdresse{MPIA.AssociationInstanceObjetAdresse}#AssocieCommeObjet{MPIA.AdresseElectronique}#MPIA.AdresseElectronique.AdresseReseau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1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534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8..49</text:p>
          </table:table-cell>
          <table:table-cell table:style-name="ce8" office:value-type="string">
            <text:p>HAVE QUICK PARAMETERS WITH MICKEY NET CONTROLLER</text:p>
          </table:table-cell>
          <table:table-cell table:style-name="ce12" table:number-columns-repeated="2"/>
          <table:table-cell table:style-name="ce29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1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535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2..18</text:p>
          </table:table-cell>
          <table:table-cell table:style-name="ce8" office:value-type="string">
            <text:p>HAVE QUICK PARAMETERS WITHOUT MICKEY NET CONTROLLER</text:p>
          </table:table-cell>
          <table:table-cell table:style-name="ce12" table:number-columns-repeated="2"/>
          <table:table-cell table:style-name="ce29" office:value-type="string">
            <text:p>NON_TRACE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21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068/014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SECONDARY FREQUENCY IN MEGAHERTZ, .0000001 - 99999999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Frequence</text:p>
          </table:table-cell>
          <table:table-cell table:style-name="ce29" office:value-type="string">
            <text:p>EstSujet{MPIA.AssociationFonctionnelleActivite}#AssocieCommeObjet{MissionASA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Frequence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21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396/003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SECONDARY FREQUENCY DESIGNATO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Frequence</text:p>
          </table:table-cell>
          <table:table-cell table:style-name="ce29" office:value-type="string">
            <text:p>EstSujet{MPIA.AssociationFonctionnelleActivite}#AssocieCommeObjet{MissionASA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NomCode</text:p>
          </table:table-cell>
          <table:table-cell table:number-columns-repeated="242"/>
        </table:table-row>
        <table:table-row table:style-name="ro12">
          <table:table-cell table:style-name="ce2" office:value-type="string">
            <text:p>21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3/00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LINK 16 VOICE PARAMETER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AdresseElectronique</text:p>
          </table:table-cell>
          <table:table-cell table:style-name="ce29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AssocieCommeObjet{MPIA.AdresseElectronique}#MPIA.AdresseElectronique.AdresseReseau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1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4/00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8..49</text:p>
          </table:table-cell>
          <table:table-cell table:style-name="ce8" office:value-type="string">
            <text:p>HAVE QUICK PARAMETERS WITH MICKEY NET CONTROLLER</text:p>
          </table:table-cell>
          <table:table-cell table:style-name="ce12" table:number-columns-repeated="2"/>
          <table:table-cell table:style-name="ce29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1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535/00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2..18</text:p>
          </table:table-cell>
          <table:table-cell table:style-name="ce8" office:value-type="string">
            <text:p>HAVE QUICK PARAMETERS WITHOUT MICKEY NET CONTROLLER</text:p>
          </table:table-cell>
          <table:table-cell table:style-name="ce12" table:number-columns-repeated="2"/>
          <table:table-cell table:style-name="ce29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17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 office:value-type="string">
            <text:p>1022/270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DEFENDED ASSET NAME</text:p>
          </table:table-cell>
          <table:table-cell table:style-name="ce12" table:number-columns-repeated="2"/>
          <table:table-cell table:style-name="ce29"/>
          <table:table-cell table:number-columns-repeated="242"/>
        </table:table-row>
        <table:table-row table:style-name="ro12">
          <table:table-cell table:style-name="ce2" office:value-type="string">
            <text:p>21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1022/270</text:p>
          </table:table-cell>
          <table:table-cell table:style-name="ce8" office:value-type="string">
            <text:p>O - N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DEFENDED ASSET NAM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ElementParticulierADefendre</text:p>
          </table:table-cell>
          <table:table-cell table:style-name="ce29" office:value-type="string">
            <text:p>EstSujet{MPIA.AssociationFonctionnelleActivite}#AssocieCommeObjet{MissionASA}#EstSujet{MPIA.AssociationFonctionnelleActivite}#AssocieCommeObjet{MPGT.MissionASA}#APourMissionDefenseParticuliere{MPGT.MissionDefenseParticuliere}#ACommeDefenseParticuliere{MPGT.ElementParticulierADefendre}#MPGT.ElementParticulierADefendre.NatureElement</text:p>
          </table:table-cell>
          <table:table-cell table:number-columns-repeated="242"/>
        </table:table-row>
        <table:table-row table:style-name="ro12">
          <table:table-cell table:style-name="ce2" office:value-type="string">
            <text:p>219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29" office:value-type="string">
            <text:p>EstSujet{MPIA.AssociationFonctionnelleActivite}#AssocieCommeObjet{MPGT.MissionASA}#APourMissionDefenseParticuliere{MPGT.MissionDefenseParticuliere}#ACommeDefenseParticuliere{MPGT.ElementParticulierADefendre}#ACommeLocalisation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220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2281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7..20</text:p>
          </table:table-cell>
          <table:table-cell table:style-name="ce8" office:value-type="string">
            <text:p>POSITION, TRUE BEARING AND RANGE IN NM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{MPIA.Localisation}</text:p>
          </table:table-cell>
          <table:table-cell table:style-name="ce29" office:value-type="string">
            <text:p>EstSujet{MPIA.AssociationFonctionnelleActivite}#AssocieCommeObjet{MPGT.MissionASA}#APourMissionDefenseParticuliere{MPGT.MissionDefenseParticuliere}#ACommeDefenseParticuliere{MPGT.ElementParticulierADefendre}#ACommeLocalisation{MPIA.AutreElementControle}#EstLocalisePar{MPIA.AssocInstanceObjetLocalisation}#EstLocaliseEn{MPGT.LocalisationGeometrique2D}#MPGT.Localisation.Lieu</text:p>
          </table:table-cell>
          <table:table-cell table:number-columns-repeated="242"/>
        </table:table-row>
        <table:table-row table:style-name="ro12">
          <table:table-cell table:style-name="ce2" office:value-type="string">
            <text:p>221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2126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8..8</text:p>
          </table:table-cell>
          <table:table-cell table:style-name="ce8" office:value-type="string">
            <text:p>GEOGRAPHIC POSITION, UTM ABBREVIATED 100-METR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29" office:value-type="string">
            <text:p>EstSujet{MPIA.AssociationFonctionnelleActivite}#AssocieCommeObjet{MPGT.MissionASA}#APourMissionDefenseParticuliere{MPGT.MissionDefenseParticuliere}#ACommeDefenseParticuliere{MPGT.ElementParticulierADefendre}#ACommeLocalisation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12">
          <table:table-cell table:style-name="ce2" office:value-type="string">
            <text:p>222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MSN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2017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8..8</text:p>
          </table:table-cell>
          <table:table-cell table:style-name="ce8" office:value-type="string">
            <text:p>GEOGRAPHIC POSITION, GEOREF, MINUT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29" office:value-type="string">
            <text:p>EstSujet{MPIA.AssociationFonctionnelleActivite}#AssocieCommeObjet{MPGT.MissionASA}#APourMissionDefenseParticuliere{MPGT.MissionDefenseParticuliere}#ACommeDefenseParticuliere{MPGT.ElementParticulierADefendre}#ACommeLocalisation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3">
          <table:table-cell table:style-name="ce2" office:value-type="float" office:value="223">
            <text:p>22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SAWMSN</text:p>
          </table:table-cell>
          <table:table-cell table:style-name="ce9" office:value-type="string">
            <text:p>SAWREADY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N</text:p>
          </table:table-cell>
          <table:table-cell table:style-name="ce9"/>
          <table:table-cell table:style-name="ce7" office:value-type="string">
            <text:p>SURFACE-TO-AIR WEAPON READINESS STATUS INFORMATION</text:p>
          </table:table-cell>
          <table:table-cell table:style-name="ce11" office:value-type="string">
            <text:p>MPGT.PlanificationOperation3D</text:p>
          </table:table-cell>
          <table:table-cell table:style-name="ce20"/>
          <table:table-cell table:style-name="ce28"/>
          <table:table-cell table:number-columns-repeated="242"/>
        </table:table-row>
        <table:table-row table:style-name="ro5">
          <table:table-cell table:style-name="ce2" office:value-type="string">
            <text:p>224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READY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000/01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7</text:p>
          </table:table-cell>
          <table:table-cell table:style-name="ce8" office:value-type="string">
            <text:p>DAY-TIME START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Periode3D</text:p>
          </table:table-cell>
          <table:table-cell table:style-name="ce18" office:value-type="string">
            <text:p>EstSujet{MPIA.AssociationFonctionnelleActivite}#AssocieCommeObjet{MPGT.MissionASA}#APourStadeAlerteEtEmission{MPGT.StadeAlerteEmission}#APourCreneauTemps{MPIA.Periode3D}#MPIA.Periode3D.DateDebut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225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READY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2000/015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7</text:p>
          </table:table-cell>
          <table:table-cell table:style-name="ce8" office:value-type="string">
            <text:p>DAY-TIME STOP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Periode3D</text:p>
          </table:table-cell>
          <table:table-cell table:style-name="ce18" office:value-type="string">
            <text:p>EstSujet{MPIA.AssociationFonctionnelleActivite}#AssocieCommeObjet{MPGT.MissionASA}#APourStadeAlerteEtEmission{MPGT.StadeAlerteEmission}#APourCreneauTemps{MPIA.Periode3D}#MPIA.Periode3D.DateFin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22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READY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236/03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2..3</text:p>
          </table:table-cell>
          <table:table-cell table:style-name="ce8" office:value-type="string">
            <text:p>READINESS STAT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StadeAlerteEmission</text:p>
          </table:table-cell>
          <table:table-cell table:style-name="ce18" office:value-type="string">
            <text:p>EstSujet{MPIA.AssociationFonctionnelleActivite}#AssocieCommeObjet{MPGT.MissionASA}#APourStadeAlerteEtEmission{MPGT.StadeAlerteEmission}#MPGT.StadeAlerteEmission.StadeAlert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22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READY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584/004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STATE OF EMISSION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StadeAlerteEmission</text:p>
          </table:table-cell>
          <table:table-cell table:style-name="ce18" office:value-type="string">
            <text:p>EstSujet{MPIA.AssociationFonctionnelleActivite}#AssocieCommeObjet{MPGT.MissionASA}#APourStadeAlerteEtEmission{MPGT.StadeAlerteEmission}#MPGT.StadeAlerteEmission.StadeEmiss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2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SAWMSN</text:p>
          </table:table-cell>
          <table:table-cell table:style-name="ce9" office:value-type="string">
            <text:p>SAWPNCTL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N</text:p>
          </table:table-cell>
          <table:table-cell table:style-name="ce9"/>
          <table:table-cell table:style-name="ce7" office:value-type="string">
            <text:p>SURFACE-TO-AIR WEAPON CONTROL STATUS INFORMATION</text:p>
          </table:table-cell>
          <table:table-cell table:style-name="ce11" office:value-type="string">
            <text:p>MPGT.PlanificationOperation3D</text:p>
          </table:table-cell>
          <table:table-cell table:style-name="ce11"/>
          <table:table-cell table:style-name="ce27" office:value-type="string">
            <text:p>APourObjectif{MPIA.ObjectifActivite}#AssocieCommeInstanceObjet{MPIA.MesureCoordination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29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2000/01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7</text:p>
          </table:table-cell>
          <table:table-cell table:style-name="ce8" office:value-type="string">
            <text:p>DAY-TIME START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Periode3D</text:p>
          </table:table-cell>
          <table:table-cell table:style-name="ce29" office:value-type="string">
            <text:p>APourObjectif{MPIA.ObjectifActivite}#AssocieCommeInstanceObjet{MPIA.MesureCoordination}#EstValidePour{MPIA.Periode3D}#MPIA.Periode3D.DateDebut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30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2000/015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7</text:p>
          </table:table-cell>
          <table:table-cell table:style-name="ce8" office:value-type="string">
            <text:p>DAY-TIME STOP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Periode3D</text:p>
          </table:table-cell>
          <table:table-cell table:style-name="ce29" office:value-type="string">
            <text:p>APourObjectif{MPIA.ObjectifActivite}#AssocieCommeInstanceObjet{MPIA.MesureCoordination}#EstValidePour{MPIA.Periode3D}#MPIA.Periode3D.DateFi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3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12/282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5</text:p>
          </table:table-cell>
          <table:table-cell table:style-name="ce8" office:value-type="string">
            <text:p>MISSILE/SHORT RANGE AIR DEFENCE ENGAGEMENT ZONE IDENTIFIE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MesureCoordination</text:p>
          </table:table-cell>
          <table:table-cell table:style-name="ce29" office:value-type="string">
            <text:p>APourObjectif{MPIA.ObjectifActivite}#AssocieCommeInstanceObjet{MPIA.MesureCoordination}#MPIA.RacineOperationnelle.Nom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23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145/006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4..5</text:p>
          </table:table-cell>
          <table:table-cell table:style-name="ce8" office:value-type="string">
            <text:p>ZONE WEAPON CONTROL STATU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nsigneTir</text:p>
          </table:table-cell>
          <table:table-cell table:style-name="ce29" office:value-type="string">
            <text:p>APourObjectif{MPIA.ObjectifActivite}#AssocieCommeInstanceObjet{MPIA.MesureCoordination}#EstSoumiseA{MPGT.ConsigneTir}#MPGT.ConsigneTir.ConsigneTirSurAvion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23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145/006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4..5</text:p>
          </table:table-cell>
          <table:table-cell table:style-name="ce8" office:value-type="string">
            <text:p>ZONE WEAPON CONTROL STATU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nsigneTir</text:p>
          </table:table-cell>
          <table:table-cell table:style-name="ce29" office:value-type="string">
            <text:p>APourObjectif{MPIA.ObjectifActivite}#AssocieCommeInstanceObjet{MPIA.MesureCoordination}#EstSoumiseA{MPGT.ConsigneTir}#MPGT.ConsigneTir.ConsigneTirSurDron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23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145/006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4..5</text:p>
          </table:table-cell>
          <table:table-cell table:style-name="ce8" office:value-type="string">
            <text:p>ZONE WEAPON CONTROL STATU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nsigneTir</text:p>
          </table:table-cell>
          <table:table-cell table:style-name="ce29" office:value-type="string">
            <text:p>APourObjectif{MPIA.ObjectifActivite}#AssocieCommeInstanceObjet{MPIA.MesureCoordination}#EstSoumiseA{MPGT.ConsigneTir}#MPGT.ConsigneTir.ConsigneTirSurHelicopter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23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145/006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4..5</text:p>
          </table:table-cell>
          <table:table-cell table:style-name="ce8" office:value-type="string">
            <text:p>ZONE WEAPON CONTROL STATU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ConsigneTir</text:p>
          </table:table-cell>
          <table:table-cell table:style-name="ce29" office:value-type="string">
            <text:p>APourObjectif{MPIA.ObjectifActivite}#AssocieCommeInstanceObjet{MPIA.MesureCoordination}#EstSoumiseA{MPGT.ConsigneTir}#MPGT.ConsigneTir.ConsigneTirSurMissi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3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028/045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22</text:p>
          </table:table-cell>
          <table:table-cell table:style-name="ce8" office:value-type="string">
            <text:p>ENGAGEMENT AUTHORITY</text:p>
          </table:table-cell>
          <table:table-cell table:style-name="ce12" office:value-type="string">
            <text:p>MPGT.PlanificationOperation3D</text:p>
          </table:table-cell>
          <table:table-cell table:style-name="ce8" office:value-type="string">
            <text:p>MPIA.Unite</text:p>
          </table:table-cell>
          <table:table-cell table:style-name="ce29" office:value-type="string">
            <text:p>EstObjet{MPIA.AssociationInstanceObjetActivite}#APourSujet{MPIA.Unite}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234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SAWMSN</text:p>
          </table:table-cell>
          <table:table-cell table:style-name="ce8" office:value-type="string">
            <text:p>SAWPNCTL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2368/004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4..4</text:p>
          </table:table-cell>
          <table:table-cell table:style-name="ce8" office:value-type="string">
            <text:p>THREAT DIRECTION IN DEGREES TRUE, MAGNETIC OR RELATIV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AssocInstanceObjetLocalisation</text:p>
          </table:table-cell>
          <table:table-cell table:style-name="ce29" office:value-type="string">
            <text:p>APourObjectif{MPIA.ObjectifActivite}#AssocieCommeInstanceObjet{MPIA.MesureCoordination}#EstLocalisePar{MPIA.AssocInstanceObjetLocalisation}#MPIA.AssocInstanceObjetLocalisation.AngleMouvement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35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CCTASK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COMMAND, CONTROL AND SURVEILLANCE TASKING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236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CCTASK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COMMAND, CONTROL AND SURVEILLANCE TASKING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3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3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BTLMARE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BATTLE MANAGEMENT ARE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3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4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FTRASSE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INTERCEPTOR FIGHTER ASSETS ASSIGNED/ATTACHED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4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4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SAWASSE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SURFACE-TO-AIR WEAPON (SAW) ASSETS ASSIGNED/ATTACHED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4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4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CCASSE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COMMAND AND CONTROL ASSETS ASSIGNED/ATTACHED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4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4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JAAWCORD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JOINT AIR-TO-AIR WARFARE SHORE COORDIN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4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4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7CONTROL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IRCRAFT CONTROL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4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5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FACIP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FORWARD AIR CONTROLLER INITIAL POIN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5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5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CCTASK</text:p>
          </table:table-cell>
          <table:table-cell table:style-name="ce9" office:value-type="string">
            <text:p>SURVARE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SURVEILLANCE ARE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5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54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AMSNDAT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AIRCRAFT MISSION DATA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255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AMSNDA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AIRCRAFT MISSION DATA</text:p>
          </table:table-cell>
          <table:table-cell table:style-name="ce20" office:value-type="string">
            <text:p>MPGT.PlanificationOperation3D</text:p>
          </table:table-cell>
          <table:table-cell table:style-name="ce20"/>
          <table:table-cell table:style-name="ce28" office:value-type="string">
            <text:p>EstSujet{MPIA.AssociationFonctionnelleActivite}#AssocieCommeObjet{MPGT.MissionAir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5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84/008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</text:p>
          </table:table-cell>
          <table:table-cell table:style-name="ce8" office:value-type="string">
            <text:p>RESIDUAL MISSION INDICATOR</text:p>
          </table:table-cell>
          <table:table-cell table:style-name="ce12" office:value-type="string">
            <text:p>MPGT.PlanificationOperation3D</text:p>
          </table:table-cell>
          <table:table-cell table:style-name="ce12"/>
          <table:table-cell table:style-name="ce18" office:value-type="string">
            <text:p>EstSujet{MPIA.AssociationFonctionnelleActivite}#AssocieCommeObjet{MPGT.MissionAir}#MPGT.MissionAir.IndicateurMissionResiduel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5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012/069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MISSION NUMBER</text:p>
          </table:table-cell>
          <table:table-cell table:style-name="ce12" office:value-type="string">
            <text:p>MPGT.PlanificationOperation3D</text:p>
          </table:table-cell>
          <table:table-cell table:style-name="ce12"/>
          <table:table-cell table:style-name="ce18" office:value-type="string">
            <text:p>EstSujet{MPIA.AssociationFonctionnelleActivite}#AssocieCommeObjet{MPGT.MissionAir}#MPGT.MissionAir.NumeroMiss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5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12/24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12</text:p>
          </table:table-cell>
          <table:table-cell table:style-name="ce8" office:value-type="string">
            <text:p>AIRLIFT MISSION NUMBER</text:p>
          </table:table-cell>
          <table:table-cell table:style-name="ce12" office:value-type="string">
            <text:p>MPGT.PlanificationOperation3D</text:p>
          </table:table-cell>
          <table:table-cell table:style-name="ce12"/>
          <table:table-cell table:style-name="ce18" office:value-type="string">
            <text:p>EstSujet{MPIA.AssociationFonctionnelleActivite}#AssocieCommeObjet{MPGT.MissionAir}#MPGT.MissionAir.NumeroPontAerie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5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12/023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3..3</text:p>
          </table:table-cell>
          <table:table-cell table:style-name="ce8" office:value-type="string">
            <text:p>AIRCRAFT EVENT NUMBER</text:p>
          </table:table-cell>
          <table:table-cell table:style-name="ce12" office:value-type="string">
            <text:p>MPGT.PlanificationOperation3D</text:p>
          </table:table-cell>
          <table:table-cell table:style-name="ce12"/>
          <table:table-cell table:style-name="ce18" office:value-type="string">
            <text:p>EstSujet{MPIA.AssociationFonctionnelleActivite}#AssocieCommeObjet{MPGT.MissionAir}#MPGT.MissionAir.NumeroEvenement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6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28/038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5</text:p>
          </table:table-cell>
          <table:table-cell table:style-name="ce8" office:value-type="string">
            <text:p>PACKAGE IDENTIFICATION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Unite</text:p>
          </table:table-cell>
          <table:table-cell table:style-name="ce18" office:value-type="string">
            <text:p>EstSujet{MPIA.AssociationFonctionnelleActivite}#AssocieCommeObjet{MPGT.MissionAir}#APourGroupement{MPIA.Unit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26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515/005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2..2</text:p>
          </table:table-cell>
          <table:table-cell table:style-name="ce8" office:value-type="string">
            <text:p>MISSION COMMANDER DESIGNATO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Unite</text:p>
          </table:table-cell>
          <table:table-cell table:style-name="ce18" office:value-type="string">
            <text:p>EstSujet{MPIA.AssociationFonctionnelleActivite}#AssocieCommeObjet{MPGT.MissionAir}#EstObjet{MPIA.AssociationInstanceObjetActivite}#APourSujet{MPIA.Unit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26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1012/277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15</text:p>
          </table:table-cell>
          <table:table-cell table:style-name="ce8" office:value-type="string">
            <text:p>COMPOSITE AIR OPERATIONS (COMAO) IDENTIFIE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EntiteOrganisationnelle</text:p>
          </table:table-cell>
          <table:table-cell table:style-name="ce18" office:value-type="string">
            <text:p>EstSujet{MPIA.AssociationFonctionnelleActivite}#AssocieCommeObjet{MPGT.MissionAir}#ACommeArticulation{MPIA.AutreArticulation}#APourEntitePlusHautNiveau{MPIA.EntiteOrganisationnell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6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1285/03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2..6</text:p>
          </table:table-cell>
          <table:table-cell table:style-name="ce8" office:value-type="string">
            <text:p>PRIMARY AERIAL MISSION TYP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MissionAir</text:p>
          </table:table-cell>
          <table:table-cell table:style-name="ce18" office:value-type="string">
            <text:p>EstSujet{MPIA.AssociationFonctionnelleActivite}#AssocieCommeObjet{MPGT.MissionAir}#MPGT.MissionAir.TypeMiss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26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8</text:p>
          </table:table-cell>
          <table:table-cell table:style-name="ce15"/>
          <table:table-cell table:style-name="ce8" office:value-type="string">
            <text:p>1285/032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2..6</text:p>
          </table:table-cell>
          <table:table-cell table:style-name="ce8" office:value-type="string">
            <text:p>SECONDARY AERIAL MISSION TYP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MissionAir</text:p>
          </table:table-cell>
          <table:table-cell table:style-name="ce18" office:value-type="string">
            <text:p>EstSujet{MPIA.AssociationFonctionnelleActivite}#AssocieCommeObjet{MPGT.MissionAir}#MPGT.MissionAir.TypeSecondaireMission</text:p>
          </table:table-cell>
          <table:table-cell table:number-columns-repeated="242"/>
        </table:table-row>
        <table:table-row table:style-name="ro6">
          <table:table-cell table:style-name="ce2" office:value-type="string">
            <text:p>26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9</text:p>
          </table:table-cell>
          <table:table-cell table:style-name="ce15"/>
          <table:table-cell table:style-name="ce8" office:value-type="string">
            <text:p>1798/002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2..3</text:p>
          </table:table-cell>
          <table:table-cell table:style-name="ce8" office:value-type="string">
            <text:p>AIR ALERT STATU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EtatOperationnelEntiteOrganisationnelle</text:p>
          </table:table-cell>
          <table:table-cell table:style-name="ce18" office:value-type="string">
            <text:p>EstSujet{MPIA.AssociationFonctionnelleActivite}#AssocieCommeObjet{MPGT.MissionAir}#APourRessource{MPIA.RessourceActiviteInstanceObjet}#AssocieCommeInstanceObjet{MPIA.Unite}#APourEtat{MPIA.EtatOperationnelEntiteOrganisationnelle}#MPIA.EtatOperationnelEntiteOrganisationnelle.NiveauAlert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70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/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RECOVERY LOCATION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Depart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26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0.A</text:p>
          </table:table-cell>
          <table:table-cell table:style-name="ce15"/>
          <table:table-cell table:style-name="ce8" office:value-type="string">
            <text:p>1125/002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4..4</text:p>
          </table:table-cell>
          <table:table-cell table:style-name="ce8" office:value-type="string">
            <text:p>ICAO BASE CODE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6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0.B</text:p>
          </table:table-cell>
          <table:table-cell table:style-name="ce15"/>
          <table:table-cell table:style-name="ce8" office:value-type="string">
            <text:p>1022/170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PLACE NAM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Depart{MPIA.AutreElementControle}#EstLocalisePar{MPIA.AssocInstanceObjetLocalisation}#EstLocaliseEn{MPGT.LocalisationGeometrique2D}#MPGT.Localisation.Lieu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6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0.C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Depart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6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0.D</text:p>
          </table:table-cell>
          <table:table-cell table:style-name="ce15"/>
          <table:table-cell table:style-name="ce8" office:value-type="string">
            <text:p>2087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UTM 100-METR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Depart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70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/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RECOVERY LOCATION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sRecuperation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27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1</text:p>
          </table:table-cell>
          <table:table-cell table:style-name="ce15"/>
          <table:table-cell table:style-name="ce8" office:value-type="string">
            <text:p>1125/002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4..4</text:p>
          </table:table-cell>
          <table:table-cell table:style-name="ce8" office:value-type="string">
            <text:p>ICAO BASE CODE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7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1</text:p>
          </table:table-cell>
          <table:table-cell table:style-name="ce15"/>
          <table:table-cell table:style-name="ce8" office:value-type="string">
            <text:p>1022/170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PLACE NAM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sRecuperation{MPIA.AutreElementControle}#EstLocalisePar{MPIA.AssocInstanceObjetLocalisation}#EstLocaliseEn{MPGT.LocalisationGeometrique2D}#MPGT.Localisation.Lieu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7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1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sRecuperation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27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AMSNDAT</text:p>
          </table:table-cell>
          <table:table-cell table:style-name="ce15" office:value-type="string">
            <text:p>11</text:p>
          </table:table-cell>
          <table:table-cell table:style-name="ce15"/>
          <table:table-cell table:style-name="ce8" office:value-type="string">
            <text:p>2087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UTM 100-METRE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GT.LocalisationGeometrique2D</text:p>
          </table:table-cell>
          <table:table-cell table:style-name="ce18" office:value-type="string">
            <text:p>EstSujet{MPIA.AssociationFonctionnelleActivite}#AssocieCommeObjet{MPGT.MissionAir}#APourPointsRecuperation{MPIA.AutreElementControle}#EstLocalisePar{MPIA.AssocInstanceObjetLocalisation}#EstLocaliseEn{MPGT.LocalisationGeometrique2D}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27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DAT</text:p>
          </table:table-cell>
          <table:table-cell table:style-name="ce9" office:value-type="string">
            <text:p>SCRAMBLE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SCRAMBLE AUTHORITY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7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77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DAT</text:p>
          </table:table-cell>
          <table:table-cell table:style-name="ce9" office:value-type="string">
            <text:p>CODWDS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CODEWORD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78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79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MSNACFT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INDIVIDUAL AIRCRAFT MISSION DATA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280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MSNACF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INDIVIDUAL AIRCRAFT MISSION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8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8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MSNACFT</text:p>
          </table:table-cell>
          <table:table-cell table:style-name="ce9" office:value-type="string">
            <text:p>ARINFO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AERIAL REFUELLING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8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8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DAT</text:p>
          </table:table-cell>
          <table:table-cell table:style-name="ce9" office:value-type="string">
            <text:p>URMKREF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UNIT REMARKS REFERENCE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8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8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DAT</text:p>
          </table:table-cell>
          <table:table-cell table:style-name="ce9" office:value-type="string">
            <text:p>ROUTE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ROUTE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8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8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DAT</text:p>
          </table:table-cell>
          <table:table-cell table:style-name="ce9" office:value-type="string">
            <text:p>1MSNRTE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MISSION ROUTING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8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90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PKGINFO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PACKAGE INFORMATION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291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PKGINFO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PACKAGE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9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9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PKGINFO</text:p>
          </table:table-cell>
          <table:table-cell table:style-name="ce9" office:value-type="string">
            <text:p>9PKGDA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PACKAGE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9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9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PKGINFO</text:p>
          </table:table-cell>
          <table:table-cell table:style-name="ce9" office:value-type="string">
            <text:p>P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POINT OF CONTACT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9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97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PKGINFO</text:p>
          </table:table-cell>
          <table:table-cell table:style-name="ce9" office:value-type="string">
            <text:p>CODWDS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CODEWORD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298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29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DAT</text:p>
          </table:table-cell>
          <table:table-cell table:style-name="ce9" office:value-type="string">
            <text:p>PKGCMD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PACKAGE COMMANDER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3">
          <table:table-cell table:style-name="ce2" office:value-type="string">
            <text:p>30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PKGCMD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28/038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5</text:p>
          </table:table-cell>
          <table:table-cell table:style-name="ce8" office:value-type="string">
            <text:p>PACKAGE IDENTIFICATION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Unite</text:p>
          </table:table-cell>
          <table:table-cell table:style-name="ce18" office:value-type="string">
            <text:p>EstSujet{MPIA.AssociationFonctionnelleActivite}#AssocieCommeObjet{MPGT.MissionAir}#APourGroupement{MPIA.Unite}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30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PKGCMD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028/04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TASKED UNIT DESIGNATOR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Unite{MPIA.RacineOperationnelle}</text:p>
          </table:table-cell>
          <table:table-cell table:style-name="ce18" office:value-type="string">
            <text:p>EstSujet{MPIA.AssociationFonctionnelleActivite}#AssocieCommeObjet{MPGT.MissionAir}#APourGroupement{MPIA.Unite}#MPIA.RacineOperationnelle.Nom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30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PKGCMD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2141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9</text:p>
          </table:table-cell>
          <table:table-cell table:style-name="ce8" office:value-type="string">
            <text:p>UNIT IDENTIFICATION CODE (UIC)</text:p>
          </table:table-cell>
          <table:table-cell table:style-name="ce12" office:value-type="string">
            <text:p>MPGT.PlanificationOperation3D</text:p>
          </table:table-cell>
          <table:table-cell table:style-name="ce12" office:value-type="string">
            <text:p>MPIA.Unite{MPIA.EntiteOrganisationnelle}</text:p>
          </table:table-cell>
          <table:table-cell table:style-name="ce18" office:value-type="string">
            <text:p>EstSujet{MPIA.AssociationFonctionnelleActivite}#AssocieCommeObjet{MPGT.MissionAir}#APourGroupement{MPIA.Unite}#MPGT.EntiteOrganisationnelle.CodeIdentification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0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PKGCMD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12/069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MISSION NUMBER</text:p>
          </table:table-cell>
          <table:table-cell table:style-name="ce12" office:value-type="string">
            <text:p>MPGT.PlanificationOperation3D</text:p>
          </table:table-cell>
          <table:table-cell table:style-name="ce12"/>
          <table:table-cell table:style-name="ce18" office:value-type="string">
            <text:p>EstSujet{MPIA.AssociationFonctionnelleActivite}#AssocieCommeObjet{MPGT.MissionAir}#MPGT.MissionAir.NumeroMissionGroupement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0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DAT</text:p>
          </table:table-cell>
          <table:table-cell table:style-name="ce8" office:value-type="string">
            <text:p>PKGCMD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129/03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2</text:p>
          </table:table-cell>
          <table:table-cell table:style-name="ce8" office:value-type="string">
            <text:p>CALL SIGN, ABBREVIATED</text:p>
          </table:table-cell>
          <table:table-cell table:style-name="ce12" office:value-type="string">
            <text:p>MPGT.PlanificationOperation3D</text:p>
          </table:table-cell>
          <table:table-cell table:style-name="ce12"/>
          <table:table-cell table:style-name="ce18" office:value-type="string">
            <text:p>EstSujet{MPIA.AssociationFonctionnelleActivite}#AssocieCommeObjet{MPGT.MissionAir}#MPGT.MissionAir.SignalAppelGroupement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05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AMSNLOC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AIRCRAFT MISSION LOCATION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306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AMSNL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IRCRAFT MISSION LOC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0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30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GTGTL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GROUND TARGET LOCATION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IA.ObjectifActivite</text:p>
          </table:table-cell>
          <table:table-cell table:style-name="ce27" office:value-type="string">
            <text:p>EstSujet{MPIA.AssociationFonctionnelleActivite}#AssocieCommeObjet{MPGT.MissionAir}#APourObjectif{MPIA.ObjectifActivit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0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76/013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1</text:p>
          </table:table-cell>
          <table:table-cell table:style-name="ce8" office:value-type="string">
            <text:p>PRIMARY/ALTERNATE TARGET DESIGNATOR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APourCaracteristiquesObjectif3D{MPGT.Objectif3D}#MPGT.Objectif3D.Caracteristiqu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10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2.A</text:p>
          </table:table-cell>
          <table:table-cell table:style-name="ce15"/>
          <table:table-cell table:style-name="ce8" office:value-type="string">
            <text:p>2030/04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0..10</text:p>
          </table:table-cell>
          <table:table-cell table:style-name="ce8" office:value-type="string">
            <text:p>DAY-TIME AND MONTH TASKED TIME ON TARGET</text:p>
          </table:table-cell>
          <table:table-cell table:style-name="ce22" office:value-type="string">
            <text:p>NON_TRACE</text:p>
          </table:table-cell>
          <table:table-cell table:style-name="ce22"/>
          <table:table-cell table:style-name="ce22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11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2.B</text:p>
          </table:table-cell>
          <table:table-cell table:style-name="ce15"/>
          <table:table-cell table:style-name="ce8" office:value-type="string">
            <text:p>2483/002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9..9</text:p>
          </table:table-cell>
          <table:table-cell table:style-name="ce8" office:value-type="string">
            <text:p>DAY-TIME ON TARGET TO THE SECOND, ZULU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APourCaracteristiquesObjectif3D{MPGT.Objectif3D}#MPGT.Objectif3D.DateZULU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12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2030/046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0..10</text:p>
          </table:table-cell>
          <table:table-cell table:style-name="ce8" office:value-type="string">
            <text:p>NOT EARLIER THAN DAY-TIME AND MONTH</text:p>
          </table:table-cell>
          <table:table-cell table:style-name="ce22" office:value-type="string">
            <text:p>NON_TRACE</text:p>
          </table:table-cell>
          <table:table-cell table:style-name="ce22"/>
          <table:table-cell table:style-name="ce22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13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000/087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7..7</text:p>
          </table:table-cell>
          <table:table-cell table:style-name="ce8" office:value-type="string">
            <text:p>NOT LATER THAN DAY-TIME</text:p>
          </table:table-cell>
          <table:table-cell table:style-name="ce22" office:value-type="string">
            <text:p>NON_TRACE</text:p>
          </table:table-cell>
          <table:table-cell table:style-name="ce22"/>
          <table:table-cell table:style-name="ce22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14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030/042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0..10</text:p>
          </table:table-cell>
          <table:table-cell table:style-name="ce8" office:value-type="string">
            <text:p>DAY-TIME AND MONTH OFF TARGET</text:p>
          </table:table-cell>
          <table:table-cell table:style-name="ce22" office:value-type="string">
            <text:p>NON_TRACE</text:p>
          </table:table-cell>
          <table:table-cell table:style-name="ce22"/>
          <table:table-cell table:style-name="ce22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1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022/234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TARGET/FACILITY NAME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APourCaracteristiquesObjectif3D{MPGT.Objectif3D}#MPGT.Objectif3D.Nom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1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1416/002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TARGET POSITION IDENTIFIER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18" office:value-type="string">
            <text:p>APourObjectif{MPIA.ObjectifActivite}#APourCaracteristiquesObjectif3D{MPGT.Objectif3D}#MPGT.Objectif3D.IdentifiantPositionnel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1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1650/006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2..6</text:p>
          </table:table-cell>
          <table:table-cell table:style-name="ce8" office:value-type="string">
            <text:p>NON-SHIP TARGET TYPE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APourCaracteristiquesObjectif3D{MPGT.Objectif3D}#MPGT.Objectif3D.TypeSynthetiqueObjectif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1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1036/01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2..6</text:p>
          </table:table-cell>
          <table:table-cell table:style-name="ce8" office:value-type="string">
            <text:p>SHIP TARGET TYPE</text:p>
          </table:table-cell>
          <table:table-cell table:style-name="ce22" office:value-type="string">
            <text:p>NON_TRACE</text:p>
          </table:table-cell>
          <table:table-cell table:style-name="ce22"/>
          <table:table-cell table:style-name="ce22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1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8</text:p>
          </table:table-cell>
          <table:table-cell table:style-name="ce15"/>
          <table:table-cell table:style-name="ce8" office:value-type="string">
            <text:p>1416/007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DESIRED MEAN POINT OF IMPACT (DMPI) IDENTIFIER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18" office:value-type="string">
            <text:p>APourObjectif{MPIA.ObjectifActivite}#APourCaracteristiquesObjectif3D{MPGT.Objectif3D}#MPGT.Objectif3D.IdentifiantImpact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2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9</text:p>
          </table:table-cell>
          <table:table-cell table:style-name="ce15"/>
          <table:table-cell table:style-name="ce8" office:value-type="string">
            <text:p>1363/044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DESIRED MEAN POINT OF IMPACT DESCRIPTION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IA.ObjectifActivite</text:p>
          </table:table-cell>
          <table:table-cell table:style-name="ce30" office:value-type="string">
            <text:p>APourObjectif{MPIA.ObjectifActivite}#MPGT.ObjectifActivite.Commentair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321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0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PointGeometrique}#EstLocalisePar{MPGT.CoordonneesLatLong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322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0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PointGeometrique}#EstLocalisePar{MPGT.CoordonneesLatLong}</text:p>
          </table:table-cell>
          <table:table-cell table:number-columns-repeated="242"/>
        </table:table-row>
        <table:table-row table:style-name="ro13">
          <table:table-cell table:style-name="ce2" office:value-type="string">
            <text:p>323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0</text:p>
          </table:table-cell>
          <table:table-cell table:style-name="ce15"/>
          <table:table-cell table:style-name="ce8" office:value-type="string">
            <text:p>2187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9..19</text:p>
          </table:table-cell>
          <table:table-cell table:style-name="ce8" office:value-type="string">
            <text:p>LOCATION, DECISECOND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PointGeometrique}#EstLocalisePar{MPGT.CoordonneesLatLong}</text:p>
          </table:table-cell>
          <table:table-cell table:number-columns-repeated="242"/>
        </table:table-row>
        <table:table-row table:style-name="ro14">
          <table:table-cell table:style-name="ce2" office:value-type="string">
            <text:p>324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0</text:p>
          </table:table-cell>
          <table:table-cell table:style-name="ce15"/>
          <table:table-cell table:style-name="ce8" office:value-type="string">
            <text:p>2488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9..19</text:p>
          </table:table-cell>
          <table:table-cell table:style-name="ce8" office:value-type="string">
            <text:p>GEOGRAPHIC LOCATION, LAT/LONG, CENTISECOND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PointGeometrique}#EstLocalisePar{MPGT.CoordonneesLatLong}</text:p>
          </table:table-cell>
          <table:table-cell table:number-columns-repeated="242"/>
        </table:table-row>
        <table:table-row table:style-name="ro15">
          <table:table-cell table:style-name="ce2" office:value-type="string">
            <text:p>325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0</text:p>
          </table:table-cell>
          <table:table-cell table:style-name="ce15"/>
          <table:table-cell table:style-name="ce8" office:value-type="string">
            <text:p>2496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9..19</text:p>
          </table:table-cell>
          <table:table-cell table:style-name="ce8" office:value-type="string">
            <text:p>GEOGRAPHIC POSITION, LAT/LONG, THOUSANDTHS OF MINUTE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PointGeometrique}#EstLocalisePar{MPGT.CoordonneesLatLong}</text:p>
          </table:table-cell>
          <table:table-cell table:number-columns-repeated="242"/>
        </table:table-row>
        <table:table-row table:style-name="ro13">
          <table:table-cell table:style-name="ce2" office:value-type="string">
            <text:p>326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0</text:p>
          </table:table-cell>
          <table:table-cell table:style-name="ce15"/>
          <table:table-cell table:style-name="ce8" office:value-type="string">
            <text:p>2489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21..21</text:p>
          </table:table-cell>
          <table:table-cell table:style-name="ce8" office:value-type="string">
            <text:p>GEOGRAPHIC POSITION, LAT/LONG TEN THOUSANDTHS OF MINUTE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PointGeometrique}#EstLocalisePar{MPGT.CoordonneesLatLong}</text:p>
          </table:table-cell>
          <table:table-cell table:number-columns-repeated="242"/>
        </table:table-row>
        <table:table-row table:style-name="ro16">
          <table:table-cell table:style-name="ce2" office:value-type="string">
            <text:p>327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1</text:p>
          </table:table-cell>
          <table:table-cell table:style-name="ce15"/>
          <table:table-cell table:style-name="ce8" office:value-type="string">
            <text:p>2532/002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5..9</text:p>
          </table:table-cell>
          <table:table-cell table:style-name="ce8" office:value-type="string">
            <text:p>PROBABLE COORDINATE HORIZONTAL CIRCULAR ERROR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IA.ObjectifActivite</text:p>
          </table:table-cell>
          <table:table-cell table:style-name="ce18" office:value-type="string">
            <text:p>APourObjectif{MPIA.ObjectifActivite}#EstLocalisePar{MPGT.AssociationObjectifActiviteLocalisation}#MPGT.AssociationObjectifActiviteLocalisation.PrecisionHoriz</text:p>
          </table:table-cell>
          <table:table-cell table:number-columns-repeated="242"/>
        </table:table-row>
        <table:table-row table:style-name="ro17">
          <table:table-cell table:style-name="ce2" office:value-type="string">
            <text:p>328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2</text:p>
          </table:table-cell>
          <table:table-cell table:style-name="ce15"/>
          <table:table-cell table:style-name="ce8" office:value-type="string">
            <text:p>2492/002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2..9</text:p>
          </table:table-cell>
          <table:table-cell table:style-name="ce8" office:value-type="string">
            <text:p>DESIRED MEAN POINT OF IMPACT ELEVATION IN FEET OR METRE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PointGeometrique}#EstLocalisePar{MPGT.CoordonneesLatLong}#MPGT.CoordonneesLatLong.ValeurDistanceVertical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329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3</text:p>
          </table:table-cell>
          <table:table-cell table:style-name="ce15"/>
          <table:table-cell table:style-name="ce8" office:value-type="string">
            <text:p>2532/003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5..9</text:p>
          </table:table-cell>
          <table:table-cell table:style-name="ce8" office:value-type="string">
            <text:p>PROBABLE COORDINATE ELEVATION LINEAR ERROR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IA.ObjectifActivite</text:p>
          </table:table-cell>
          <table:table-cell table:style-name="ce18" office:value-type="string">
            <text:p>APourObjectif{MPIA.ObjectifActivite}#EstLocalisePar{MPGT.AssociationObjectifActiviteLocalisation}#MPGT.AssociationObjectifActiviteLocalisation.PrecisionVertical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3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4</text:p>
          </table:table-cell>
          <table:table-cell table:style-name="ce15"/>
          <table:table-cell table:style-name="ce8" office:value-type="string">
            <text:p>1416/005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12</text:p>
          </table:table-cell>
          <table:table-cell table:style-name="ce8" office:value-type="string">
            <text:p>COMPONENT TARGET IDENTIFIER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30" office:value-type="string">
            <text:p>APourObjectif{MPIA.ObjectifActivite}#APourCaracteristiquesObjectif3D{MPGT.Objectif3D}#MPGT.Objectif3D.IdentifiantComposant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3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5</text:p>
          </table:table-cell>
          <table:table-cell table:style-name="ce15"/>
          <table:table-cell table:style-name="ce8" office:value-type="string">
            <text:p>1076/01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5</text:p>
          </table:table-cell>
          <table:table-cell table:style-name="ce8" office:value-type="string">
            <text:p>TARGET PRIORITY, LITERAL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IA.ObjectifActivite</text:p>
          </table:table-cell>
          <table:table-cell table:style-name="ce30" office:value-type="string">
            <text:p>APourObjectif{MPIA.ObjectifActivite}#MPIA.ObjectifActivite.Priorit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3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6</text:p>
          </table:table-cell>
          <table:table-cell table:style-name="ce15"/>
          <table:table-cell table:style-name="ce8" office:value-type="string">
            <text:p>1456/003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15</text:p>
          </table:table-cell>
          <table:table-cell table:style-name="ce8" office:value-type="string">
            <text:p>TARGET OBJECTIVE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30" office:value-type="string">
            <text:p>APourObjectif{MPIA.ObjectifActivite}#APourCaracteristiquesObjectif3D{MPGT.Objectif3D}#MPGT.Objectif3D.ButAssocieAObjectif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3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LOC</text:p>
          </table:table-cell>
          <table:table-cell table:style-name="ce15" office:value-type="string">
            <text:p>17</text:p>
          </table:table-cell>
          <table:table-cell table:style-name="ce15"/>
          <table:table-cell table:style-name="ce8" office:value-type="string">
            <text:p>1357/023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ADDITIONAL TARGET IDENTIFICATION FEATURES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APourCaracteristiquesObjectif3D{MPGT.Objectif3D}#MPGT.Objectif3D.IdentifiantComplementair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3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SHIPTG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SHIP TARGET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3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3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IRMOVE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AIR MOVEMENT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3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3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REPOSTN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CONTIGUOUS MISSION REPOSITIONING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3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4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ESCDAT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ESCORT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4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4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RECCEDA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RECONNAISSANCE MISSION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4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44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PTRCPLOT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POSITION TRACE PLOT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345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PTRCPLO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POSITION TRACE PLO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4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47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PRODUCT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INTELLIGENCE PRODUCT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348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PRODUC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INTELLIGENCE PRODUC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4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5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PRODUCT</text:p>
          </table:table-cell>
          <table:table-cell table:style-name="ce9" office:value-type="string">
            <text:p>P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POINT OF CONTACT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5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5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IMDATLNK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IMAGERY DATA LINK CONTROL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5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5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REQNO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REQUEST NUMBER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5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5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MTGTLO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N</text:p>
          </table:table-cell>
          <table:table-cell table:style-name="ce9"/>
          <table:table-cell table:style-name="ce9" office:value-type="string">
            <text:p>MISSILE TARGET LOC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5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35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GTGTARE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GROUND TARGET AREA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IA.ObjectifActivite</text:p>
          </table:table-cell>
          <table:table-cell table:style-name="ce27" office:value-type="string">
            <text:p>EstSujet{MPIA.AssociationFonctionnelleActivite}#AssocieCommeObjet{MPGT.MissionAir}#APourObjectif{MPIA.ObjectifActivite}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5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22/069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8</text:p>
          </table:table-cell>
          <table:table-cell table:style-name="ce8" office:value-type="string">
            <text:p>AREA NAME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APourCaracteristiquesObjectif3D{MPGT.Objectif3D}#MPGT.Objectif3D.Nom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6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284/017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2..10</text:p>
          </table:table-cell>
          <table:table-cell table:style-name="ce8" office:value-type="string">
            <text:p>AREA TYPE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APourCaracteristiquesObjectif3D{MPGT.Objectif3D}#MPGT.Objectif3D.TypeZon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36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255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3..3</text:p>
          </table:table-cell>
          <table:table-cell table:style-name="ce8" office:value-type="string">
            <text:p>ALTITUDE IN HUNDREDS OF FEET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EstLocalisePar{MPGT.AssociationObjectifActiviteLocalisation}#EstLocaliseEn{MPGT.CylindreGeometrique}#APourPlancher{MPIA.DistanceVerticale}#MPIA.DistanceVerticale.Valeur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36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2100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7</text:p>
          </table:table-cell>
          <table:table-cell table:style-name="ce8" office:value-type="string">
            <text:p>ALTITUDE BAND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EstLocalisePar{MPGT.AssociationObjectifActiviteLocalisation}#MPGT.AssociationObjectifActiviteLocalisation.PlancherBandeAlt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36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2100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7..7</text:p>
          </table:table-cell>
          <table:table-cell table:style-name="ce8" office:value-type="string">
            <text:p>ALTITUDE BAND</text:p>
          </table:table-cell>
          <table:table-cell table:style-name="ce21" office:value-type="string">
            <text:p>MPGT.PlanificationOperation3D</text:p>
          </table:table-cell>
          <table:table-cell table:style-name="ce22" office:value-type="string">
            <text:p>MPGT.Objectif3D</text:p>
          </table:table-cell>
          <table:table-cell table:style-name="ce22" office:value-type="string">
            <text:p>APourObjectif{MPIA.ObjectifActivite}#EstLocalisePar{MPGT.AssociationObjectifActiviteLocalisation}#MPGT.AssociationObjectifActiviteLocalisation.PlafondBandeAlt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63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490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2..6</text:p>
          </table:table-cell>
          <table:table-cell table:style-name="ce8" office:value-type="string">
            <text:p>RADIUS, IN, FT, YD, KF, SM, NM, MM, CM, M, KM, HM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2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64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494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1..21</text:p>
          </table:table-cell>
          <table:table-cell table:style-name="ce8" office:value-type="string">
            <text:p>ELLIPTICAL AREA, 5 CHAR MAX UNIT AXIS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2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65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526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9..13</text:p>
          </table:table-cell>
          <table:table-cell table:style-name="ce8" office:value-type="string">
            <text:p>SECTOR GEOMETRY WITH OUTER RANGE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2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66</text:p>
          </table:table-cell>
          <table:table-cell table:style-name="ce2"/>
          <table:table-cell table:style-name="ce8" office:value-type="string">
            <text:p>COMP. 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2527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1..18</text:p>
          </table:table-cell>
          <table:table-cell table:style-name="ce8" office:value-type="string">
            <text:p>SECTOR GEOMETRY WITH INNER AND OUTER RANGE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2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67</text:p>
          </table:table-cell>
          <table:table-cell table:style-name="ce2"/>
          <table:table-cell table:style-name="ce8" office:value-type="string">
            <text:p>REPET. GROUP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8" office:value-type="string">
            <text:p>2496/001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AREA COORDINATES OR ORIGIN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2" office:value-type="string">
            <text:p>NON_TRACE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36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496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9..19</text:p>
          </table:table-cell>
          <table:table-cell table:style-name="ce8" office:value-type="string">
            <text:p>GEOGRAPHIC POSITION, LAT/LONG, THOUSANDTHS OF MINUTE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AirePolygoneGeometrique}#APourFrontiere{MPGT.CoordonneesLatLong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36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187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9..19</text:p>
          </table:table-cell>
          <table:table-cell table:style-name="ce8" office:value-type="string">
            <text:p>LOCATION, DECISECOND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AirePolygoneGeometrique}#APourFrontiere{MPGT.CoordonneesLatLong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37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024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AirePolygoneGeometrique}#APourFrontiere{MPGT.CoordonneesLatLong}</text:p>
          </table:table-cell>
          <table:table-cell table:number-columns-repeated="242"/>
        </table:table-row>
        <table:table-row table:style-name="ro5">
          <table:table-cell table:style-name="ce2" office:value-type="string">
            <text:p>37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2023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21" office:value-type="string">
            <text:p>MPGT.PlanificationOperation3D</text:p>
          </table:table-cell>
          <table:table-cell table:style-name="ce8" office:value-type="string">
            <text:p>MPGT.CoordonneesLatLong</text:p>
          </table:table-cell>
          <table:table-cell table:style-name="ce18" office:value-type="string">
            <text:p>APourObjectif{MPIA.ObjectifActivite}#EstLocalisePar{MPGT.AssociationObjectifActiviteLocalisation}#EstLocaliseEn{MPGT.LocalisationGeometrique2D}#APourObjetGeographique{MPGT.AirePolygoneGeometrique}#APourFrontiere{MPGT.CoordonneesLatLong}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7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GTGTAREA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125/001</text:p>
          </table:table-cell>
          <table:table-cell table:style-name="ce8" office:value-type="string">
            <text:p>C - N</text:p>
          </table:table-cell>
          <table:table-cell table:style-name="ce8" office:value-type="string">
            <text:p>4..4</text:p>
          </table:table-cell>
          <table:table-cell table:style-name="ce8" office:value-type="string">
            <text:p>ICAO LOCATION IDENTIFIER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2" office:value-type="string">
            <text:p>NON_TRACE</text:p>
          </table:table-cell>
          <table:table-cell table:number-columns-repeated="242"/>
        </table:table-row>
        <table:table-row table:style-name="ro4">
          <table:table-cell table:style-name="ce2" office:value-type="string">
            <text:p>37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WPNSPEC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WEAPON SPECIFICATION</text:p>
          </table:table-cell>
          <table:table-cell table:style-name="ce20" office:value-type="string">
            <text:p>MPGT.PlanificationOperation3D</text:p>
          </table:table-cell>
          <table:table-cell table:style-name="ce11" office:value-type="string">
            <text:p>MPIA.RessourceActiviteInstanceObjet</text:p>
          </table:table-cell>
          <table:table-cell table:style-name="ce27" office:value-type="string">
            <text:p>EstSujet{MPIA.AssociationFonctionnelleActivite}#AssocieCommeObjet{MPGT.MissionAir}#APourRessource{MPIA.RessourceActiviteInstanceObjet}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37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1</text:p>
          </table:table-cell>
          <table:table-cell table:style-name="ce15"/>
          <table:table-cell table:style-name="ce8" office:value-type="string">
            <text:p>1044/13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</text:p>
          </table:table-cell>
          <table:table-cell table:style-name="ce8" office:value-type="string">
            <text:p>QUANTITY OF ORDNANCE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RessourceActiviteType</text:p>
          </table:table-cell>
          <table:table-cell table:style-name="ce30" office:value-type="string">
            <text:p>EstSujet{MPIA.AssociationFonctionnelleActivite}#AssocieCommeObjet{MPGT.MissionAir}#APourRessource{MPIA.RessourceActiviteType}#MPIA.RessourceActiviteType.Quantit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37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2</text:p>
          </table:table-cell>
          <table:table-cell table:style-name="ce15"/>
          <table:table-cell table:style-name="ce8" office:value-type="string">
            <text:p>1407/001</text:p>
          </table:table-cell>
          <table:table-cell table:style-name="ce8" office:value-type="string">
            <text:p>M - 1</text:p>
          </table:table-cell>
          <table:table-cell table:style-name="ce8" office:value-type="string">
            <text:p>1..30</text:p>
          </table:table-cell>
          <table:table-cell table:style-name="ce8" office:value-type="string">
            <text:p>WEAPON TYPE, GENERIC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TypeMunition{MPIA.RacineOperationnelle}</text:p>
          </table:table-cell>
          <table:table-cell table:style-name="ce30" office:value-type="string">
            <text:p>EstSujet{MPIA.AssociationFonctionnelleActivite}#AssocieCommeObjet{MPGT.MissionAir}#APourRessource{MPIA.RessourceActiviteType}#AssocieCommeType{MPIA.TypeMunition}#MPIA.RacineOperationnelle.Nom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7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012/254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4..4</text:p>
          </table:table-cell>
          <table:table-cell table:style-name="ce8" office:value-type="string">
            <text:p>LASER CORRELATION CODE</text:p>
          </table:table-cell>
          <table:table-cell table:style-name="ce22" office:value-type="string">
            <text:p>NON_TRACE</text:p>
          </table:table-cell>
          <table:table-cell table:style-name="ce22"/>
          <table:table-cell table:style-name="ce30" office:value-type="string">
            <text:p>NON_TRACE</text:p>
          </table:table-cell>
          <table:table-cell table:number-columns-repeated="242"/>
        </table:table-row>
        <table:table-row table:style-name="ro9">
          <table:table-cell table:style-name="ce2" office:value-type="string">
            <text:p>37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3</text:p>
          </table:table-cell>
          <table:table-cell table:style-name="ce15"/>
          <table:table-cell table:style-name="ce8" office:value-type="string">
            <text:p>1396/004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2</text:p>
          </table:table-cell>
          <table:table-cell table:style-name="ce8" office:value-type="string">
            <text:p>DATA LINK FREQUENCY CODE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AdresseElectronique</text:p>
          </table:table-cell>
          <table:table-cell table:style-name="ce30" office:value-type="string">
            <text:p>EstSujet{MPIA.AssociationFonctionnelleActivite}#AssocieCommeObjet{MPGT.MissionAir}#APourAdresse{MPIA.AdresseElectronique}#MPIA.AdresseElectronique.Nom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37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068/01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GUIDANCE FREQUENCY IN MEGAHERTZ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Frequence</text:p>
          </table:table-cell>
          <table:table-cell table:style-name="ce30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Frequence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37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4</text:p>
          </table:table-cell>
          <table:table-cell table:style-name="ce15"/>
          <table:table-cell table:style-name="ce8" office:value-type="string">
            <text:p>1396/007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GUIDANCE FREQUENCY DESIGNATOR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Frequence</text:p>
          </table:table-cell>
          <table:table-cell table:style-name="ce30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NomCode</text:p>
          </table:table-cell>
          <table:table-cell table:number-columns-repeated="242"/>
        </table:table-row>
        <table:table-row table:style-name="ro10">
          <table:table-cell table:style-name="ce2" office:value-type="string">
            <text:p>38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5</text:p>
          </table:table-cell>
          <table:table-cell table:style-name="ce15"/>
          <table:table-cell table:style-name="ce8" office:value-type="string">
            <text:p>1129/03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20</text:p>
          </table:table-cell>
          <table:table-cell table:style-name="ce8" office:value-type="string">
            <text:p>CONTACT CALL SIGN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AssociationInstanceObjetAdresse</text:p>
          </table:table-cell>
          <table:table-cell table:style-name="ce30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MPIA.AssociationInstanceObjetAdresse.Designation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381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1068/013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PRIMARY FREQUENCY IN MEGAHERTZ, .0000001 - 99999999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Frequence</text:p>
          </table:table-cell>
          <table:table-cell table:style-name="ce30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Frequence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382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1396/002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PRIMARY FREQUENCY DESIGNATOR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Frequence</text:p>
          </table:table-cell>
          <table:table-cell table:style-name="ce30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NomCod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83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2533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LINK 16 VOICE PARAMETERS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84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2534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8..49</text:p>
          </table:table-cell>
          <table:table-cell table:style-name="ce8" office:value-type="string">
            <text:p>HAVE QUICK PARAMETERS WITH MICKEY NET CONTROLLER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85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6</text:p>
          </table:table-cell>
          <table:table-cell table:style-name="ce15"/>
          <table:table-cell table:style-name="ce8" office:value-type="string">
            <text:p>2535/001</text:p>
          </table:table-cell>
          <table:table-cell table:style-name="ce8" office:value-type="string">
            <text:p>O - 1</text:p>
          </table:table-cell>
          <table:table-cell table:style-name="ce8" office:value-type="string">
            <text:p>12..18</text:p>
          </table:table-cell>
          <table:table-cell table:style-name="ce8" office:value-type="string">
            <text:p>HAVE QUICK PARAMETERS WITHOUT MICKEY NET CONTROLLER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386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1068/014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SECONDARY FREQUENCY IN MEGAHERTZ, .0000001 - 99999999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Frequence</text:p>
          </table:table-cell>
          <table:table-cell table:style-name="ce30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Frequence</text:p>
          </table:table-cell>
          <table:table-cell table:number-columns-repeated="242"/>
        </table:table-row>
        <table:table-row table:style-name="ro11">
          <table:table-cell table:style-name="ce2" office:value-type="string">
            <text:p>387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1396/003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..8</text:p>
          </table:table-cell>
          <table:table-cell table:style-name="ce8" office:value-type="string">
            <text:p>SECONDARY FREQUENCY DESIGNATOR</text:p>
          </table:table-cell>
          <table:table-cell table:style-name="ce22" office:value-type="string">
            <text:p>MPGT.PlanificationOperation3D</text:p>
          </table:table-cell>
          <table:table-cell table:style-name="ce22" office:value-type="string">
            <text:p>MPIA.Frequence</text:p>
          </table:table-cell>
          <table:table-cell table:style-name="ce30" office:value-type="string">
            <text:p>EstSujet{MPIA.AssociationFonctionnelleActivite}#AssocieCommeObjet{MPGT.MissionAir}#APourRessource{MPIA.RessourceActiviteInstanceObjet}#AssocieCommeInstanceObjet{MPIA.Unite}#AssocieCommeAdresse{MPIA.AssociationInstanceObjetAdresse}#AssocieCommeObjet{MPIA.AdresseElectronique}#FournitAccesA{MPIA.ServiceReseau}#EstAssocieAuReseau{MPIA.ReseauTelecommunication}#APourFrequence{MPIA.Frequence}#MPIA.Frequence.NomCod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88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2533/00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3..7</text:p>
          </table:table-cell>
          <table:table-cell table:style-name="ce8" office:value-type="string">
            <text:p>LINK 16 VOICE PARAMETERS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89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2534/00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8..49</text:p>
          </table:table-cell>
          <table:table-cell table:style-name="ce8" office:value-type="string">
            <text:p>HAVE QUICK PARAMETERS WITH MICKEY NET CONTROLLER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3">
          <table:table-cell table:style-name="ce2" office:value-type="string">
            <text:p>390</text:p>
          </table:table-cell>
          <table:table-cell table:style-name="ce2"/>
          <table:table-cell table:style-name="ce8" office:value-type="string">
            <text:p>FIELD</text:p>
          </table:table-cell>
          <table:table-cell table:style-name="ce12" office:value-type="string">
            <text:p>AMSNLOC</text:p>
          </table:table-cell>
          <table:table-cell table:style-name="ce8" office:value-type="string">
            <text:p>WPNSPEC</text:p>
          </table:table-cell>
          <table:table-cell table:style-name="ce15" office:value-type="string">
            <text:p>7</text:p>
          </table:table-cell>
          <table:table-cell table:style-name="ce15"/>
          <table:table-cell table:style-name="ce8" office:value-type="string">
            <text:p>2535/001</text:p>
          </table:table-cell>
          <table:table-cell table:style-name="ce8" office:value-type="string">
            <text:p>C - 1</text:p>
          </table:table-cell>
          <table:table-cell table:style-name="ce8" office:value-type="string">
            <text:p>12..18</text:p>
          </table:table-cell>
          <table:table-cell table:style-name="ce8" office:value-type="string">
            <text:p>HAVE QUICK PARAMETERS WITHOUT MICKEY NET CONTROLLER</text:p>
          </table:table-cell>
          <table:table-cell table:style-name="ce12" office:value-type="string">
            <text:p>NON_TRACE</text:p>
          </table:table-cell>
          <table:table-cell table:style-name="ce12"/>
          <table:table-cell table:style-name="ce18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39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REFTSK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REFUELLING TASKING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9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9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5REFUEL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AERIAL REFUELLING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9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9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DINTPRI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N</text:p>
          </table:table-cell>
          <table:table-cell table:style-name="ce9"/>
          <table:table-cell table:style-name="ce9" office:value-type="string">
            <text:p>AIR DEFENSE INTERCEPTOR PRIORITIE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9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97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CAPPOS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COMBAT AIR PATROL POSI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398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39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CCTASK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COMMAND, CONTROL AND SURVEILLANCE TASKING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00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0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TACON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TACTICAL CONTROL AUTHORITY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0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0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GNDCORD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GROUND COORDINATION DETAIL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0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0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CNTLARE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CONTROL ARE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0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07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WPNCNTL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WEAPON CONTROL INSTRUCTION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08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0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7CONTROL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IRCRAFT CONTROL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10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1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FACIP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N</text:p>
          </table:table-cell>
          <table:table-cell table:style-name="ce9"/>
          <table:table-cell table:style-name="ce9" office:value-type="string">
            <text:p>FORWARD AIR CONTROLLER INITIAL POIN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1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413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SURVAREA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SURVEILLANCE AREA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414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SURVARE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SURVEILLANCE ARE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1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1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SURVAREA</text:p>
          </table:table-cell>
          <table:table-cell table:style-name="ce9" office:value-type="string">
            <text:p>ESURVTSK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ELECTRONIC SURVEILLANCE TASKING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1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1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6EWDAT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ELECTRONIC WARFARE EMITTER/JAMMING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1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2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RMDAT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NTI-RADIATION MISSILE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2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2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CHAFF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CHAFF MISSION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2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2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TRANSREQ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N</text:p>
          </table:table-cell>
          <table:table-cell table:style-name="ce9"/>
          <table:table-cell table:style-name="ce9" office:value-type="string">
            <text:p>ALLOCATED TRANSPORTATION REQUIREMENT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2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2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LANDSTS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LANDING SITE STATUS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2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2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IRDROP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DROP ZONE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2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30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CONTINS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CONTACT INSTRUCTION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31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32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FACINFOR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FORWARD AIR CONTROLLER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33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34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SUPTFOR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AIR SUPPORT FOR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35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36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SUPTBY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AIR SUPPORTED BY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37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38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6ROUTE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AIRCRAFT ROUTE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39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3">
          <table:table-cell table:style-name="ce2" office:value-type="string">
            <text:p>440</text:p>
          </table:table-cell>
          <table:table-cell table:style-name="ce2"/>
          <table:table-cell table:style-name="ce6" office:value-type="string">
            <text:p>SEGMENT</text:p>
          </table:table-cell>
          <table:table-cell table:style-name="ce6" office:value-type="string">
            <text:p>RDZBKUP</text:p>
          </table:table-cell>
          <table:table-cell table:style-name="ce6"/>
          <table:table-cell table:style-name="ce13" table:number-columns-repeated="2"/>
          <table:table-cell table:style-name="ce6"/>
          <table:table-cell table:style-name="ce6" office:value-type="string">
            <text:p>? - N</text:p>
          </table:table-cell>
          <table:table-cell table:style-name="ce6"/>
          <table:table-cell table:style-name="ce6" office:value-type="string">
            <text:p>AIRCRAFT RENDEZVOUS/BREAKUP MISSION DATA</text:p>
          </table:table-cell>
          <table:table-cell table:style-name="ce6" table:number-columns-repeated="2"/>
          <table:table-cell table:style-name="ce26"/>
          <table:table-cell table:number-columns-repeated="242"/>
        </table:table-row>
        <table:table-row table:style-name="ro2">
          <table:table-cell table:style-name="ce2" office:value-type="string">
            <text:p>441</text:p>
          </table:table-cell>
          <table:table-cell table:style-name="ce2"/>
          <table:table-cell table:style-name="ce9" office:value-type="string">
            <text:p>SET</text:p>
          </table:table-cell>
          <table:table-cell table:number-columns-repeated="2" table:style-name="ce9" office:value-type="string">
            <text:p>RDZBKUP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M - 1</text:p>
          </table:table-cell>
          <table:table-cell table:style-name="ce9"/>
          <table:table-cell table:style-name="ce9" office:value-type="string">
            <text:p>AIRCRAFT RENDEZVOUS/BREAKUP MISSION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4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4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RDZBKUP</text:p>
          </table:table-cell>
          <table:table-cell table:style-name="ce9" office:value-type="string">
            <text:p>RDZAREA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RENDEZVOUS/BREAKUP ARE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4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4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GNDFRND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GROUND LOCATION OF FRIENDLY TROOP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4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47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UTOCA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AIRBORNE RADIO RELAY STATION DETAILS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48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4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EMCON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EMISSION CONTROL PLA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50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5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SEAINCD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SEA INCIDENT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5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5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SUBINCD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SUBMARINE INCIDENT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5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5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ACINCD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AIRCRAFT INCIDENT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5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57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MSNLOC</text:p>
          </table:table-cell>
          <table:table-cell table:style-name="ce9" office:value-type="string">
            <text:p>GNDINCD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GROUND INCIDENT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58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59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TASKUNIT</text:p>
          </table:table-cell>
          <table:table-cell table:style-name="ce9" office:value-type="string">
            <text:p>GENTEX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GENERAL TEX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60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61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HEADING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C - 1</text:p>
          </table:table-cell>
          <table:table-cell table:style-name="ce9"/>
          <table:table-cell table:style-name="ce9" office:value-type="string">
            <text:p>HEADING INFORMATION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62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63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GENTEXT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N</text:p>
          </table:table-cell>
          <table:table-cell table:style-name="ce9"/>
          <table:table-cell table:style-name="ce9" office:value-type="string">
            <text:p>GENERAL TEXT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64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6"/>
          <table:table-cell table:style-name="ce18"/>
          <table:table-cell table:number-columns-repeated="242"/>
        </table:table-row>
        <table:table-row table:style-name="ro2">
          <table:table-cell table:style-name="ce2" office:value-type="string">
            <text:p>465</text:p>
          </table:table-cell>
          <table:table-cell table:style-name="ce2"/>
          <table:table-cell table:style-name="ce9" office:value-type="string">
            <text:p>SET</text:p>
          </table:table-cell>
          <table:table-cell table:style-name="ce9" office:value-type="string">
            <text:p>ATO</text:p>
          </table:table-cell>
          <table:table-cell table:style-name="ce9" office:value-type="string">
            <text:p>DECL</text:p>
          </table:table-cell>
          <table:table-cell table:style-name="ce16" table:number-columns-repeated="2"/>
          <table:table-cell table:style-name="ce9"/>
          <table:table-cell table:style-name="ce9" office:value-type="string">
            <text:p>O - 1</text:p>
          </table:table-cell>
          <table:table-cell table:style-name="ce9"/>
          <table:table-cell table:style-name="ce9" office:value-type="string">
            <text:p>MESSAGE DOWNGRADING OR DECLASSIFICATION DATA</text:p>
          </table:table-cell>
          <table:table-cell table:style-name="ce20" table:number-columns-repeated="2"/>
          <table:table-cell table:style-name="ce28"/>
          <table:table-cell table:number-columns-repeated="242"/>
        </table:table-row>
        <table:table-row table:style-name="ro2">
          <table:table-cell table:style-name="ce2" office:value-type="string">
            <text:p>466</text:p>
          </table:table-cell>
          <table:table-cell table:style-name="ce2"/>
          <table:table-cell table:style-name="ce8"/>
          <table:table-cell table:style-name="ce12"/>
          <table:table-cell table:style-name="ce8"/>
          <table:table-cell table:style-name="ce15" table:number-columns-repeated="2"/>
          <table:table-cell table:style-name="ce8" table:number-columns-repeated="4"/>
          <table:table-cell table:style-name="ce12" table:number-columns-repeated="2"/>
          <table:table-cell table:style-name="ce18"/>
          <table:table-cell table:number-columns-repeated="242"/>
        </table:table-row>
        <table:table-row table:style-name="ro18">
          <table:table-cell table:style-name="ce3" office:value-type="string">
            <text:p>FIN</text:p>
          </table:table-cell>
          <table:table-cell table:style-name="ce3"/>
          <table:table-cell table:number-columns-repeated="254"/>
        </table:table-row>
        <table:table-row table:style-name="ro18" table:number-rows-repeated="6503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Règles" table:style-name="ta2" table:print-ranges="Règles.A3:Règles.C63"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number-columns-repeated="253" table:default-cell-style-name="ce46"/>
        <table:table-row table:style-name="ro18">
          <table:table-cell table:number-columns-repeated="256"/>
        </table:table-row>
        <table:table-row table:style-name="ro19">
          <table:table-cell/>
          <table:table-cell table:style-name="ce38" office:value-type="string">
            <text:p>Nota<text:span text:style-name="T1"> : par "créer une nouvelle instance de l'entité XXX" on </text:span><text:span text:style-name="T1">entend toujours "créer une nouvelle instance de XXX si on </text:span><text:span text:style-name="T1">ne trouve aucune instance satisfaisante de l'entité XXX". </text:span><text:span text:style-name="T1">"Satisfaisante" devant habituellement être entendu comme </text:span><text:span text:style-name="T1">"telle que la nouvelle instance aurait la même clef </text:span><text:span text:style-name="T1">opérationnelle que l'instance trouvée".</text:span></text:p>
          </table:table-cell>
          <table:table-cell table:number-columns-repeated="254"/>
        </table:table-row>
        <table:table-row table:style-name="ro18">
          <table:table-cell table:style-name="ce34"/>
          <table:table-cell table:style-name="ce39"/>
          <table:table-cell table:style-name="ce34"/>
          <table:table-cell table:number-columns-repeated="253"/>
        </table:table-row>
        <table:table-row table:style-name="ro20">
          <table:table-cell table:style-name="ce35"/>
          <table:table-cell table:style-name="ce40" office:value-type="string">
            <text:p>A_OPERATION3D</text:p>
          </table:table-cell>
          <table:table-cell table:style-name="ce35"/>
          <table:table-cell table:style-name="ce47"/>
          <table:table-cell/>
          <table:table-cell table:style-name="ce47" table:number-columns-repeated="251"/>
        </table:table-row>
        <table:table-row table:style-name="ro3">
          <table:table-cell table:style-name="ce34"/>
          <table:table-cell table:style-name="ce41" office:value-type="string">
            <text:p>En début de chaque analyse d'un message ATO, générer une instance d'objet MPGT.PlanificationOperation3D. L'attribut MPGT.PlanificationOperation3D.NumeroSerieMessage de cette instance est rempli avec le champ 3 de l'ensemble MSGID contenu dans le message ATO à traiter.</text:p>
          </table:table-cell>
          <table:table-cell table:style-name="ce34"/>
          <table:table-cell table:number-columns-repeated="253"/>
        </table:table-row>
        <table:table-row table:style-name="ro18">
          <table:table-cell table:style-name="ce34"/>
          <table:table-cell table:style-name="ce42"/>
          <table:table-cell table:style-name="ce34"/>
          <table:table-cell table:number-columns-repeated="253"/>
        </table:table-row>
        <table:table-row table:style-name="ro18">
          <table:table-cell/>
          <table:table-cell table:style-name="ce40" office:value-type="string">
            <text:p>A_ALLOC</text:p>
          </table:table-cell>
          <table:table-cell table:style-name="ce45"/>
          <table:table-cell table:number-columns-repeated="253"/>
        </table:table-row>
        <table:table-row table:style-name="ro4">
          <table:table-cell/>
          <table:table-cell table:style-name="ce43" office:value-type="string">
            <text:p>Pour chaque répétition du groupe, on crée une instance de la classe MPIA.AssociationFonctionnelleActivite associée l'instance courante de MPGT.PlanificationOperation3D via le lien EstSujet{MPIA.AssociationFonctionnelleActivite}. Une utilise cette instance pour l'analyse de tous les champs du groupe (c.-à-d. chaque fois que le chemin commence par EstSujet{MPIA.AssociationFonctionnelleActivite}).</text:p>
          </table:table-cell>
          <table:table-cell table:style-name="ce45"/>
          <table:table-cell table:number-columns-repeated="253"/>
        </table:table-row>
        <table:table-row table:style-name="ro18">
          <table:table-cell table:style-name="ce34"/>
          <table:table-cell table:style-name="ce42"/>
          <table:table-cell table:style-name="ce34"/>
          <table:table-cell/>
          <table:table-cell table:style-name="ce47"/>
          <table:table-cell table:number-columns-repeated="251"/>
        </table:table-row>
        <table:table-row table:style-name="ro20">
          <table:table-cell table:style-name="ce35"/>
          <table:table-cell table:style-name="ce40" office:value-type="string">
            <text:p>A_UNITEPOC</text:p>
          </table:table-cell>
          <table:table-cell table:style-name="ce35"/>
          <table:table-cell table:style-name="ce48"/>
          <table:table-cell/>
          <table:table-cell table:style-name="ce47" table:number-columns-repeated="251"/>
        </table:table-row>
        <table:table-row table:style-name="ro21">
          <table:table-cell table:style-name="ce34"/>
          <table:table-cell table:style-name="ce41" office:value-type="string">
            <text:p>Créer une instance de MPIA.Unite</text:p>
            <text:p>Si l'alternat A est utilisé pour la zone 3, utiliser la valeur pour renseigner l'attribut MPIA.RacineOperationnelle.Nom</text:p>
            <text:p>Si l'alternat B est utilisé pour la zone 3, générer une valeur auto pour le MPIA.RacineOperationnelle.Nom et renseigner EstObjet{MPIA.AssociationInstanceObjetInstanceObjet}#APourSujet{MPIA.Unite}#AssocieCommeAdresse{MPIA.AssociationInstanceObjetAdresse}#MPIA.AssociationInstanceObjetAdresse.Designation<text:span text:style-name="T2"> avec la </text:span><text:span text:style-name="T2">valeur de la zone 3.</text:span></text:p>
            <text:p><text:span text:style-name="T2">Si l'alternat C est utilisé pour la zone 3, <text:s/></text:span><text:span text:style-name="T2">MPIA.RacineOperationnelle.Nom prend la valeur de cette zone et on </text:span><text:span text:style-name="T2">renseigne également l'attributs </text:span><text:span text:style-name="T2">MPGT.EntiteOrganisationnelle.CodeIdentification avec la valeur de la </text:span><text:span text:style-name="T2">zone 3.</text:span></text:p>
          </table:table-cell>
          <table:table-cell table:style-name="ce34"/>
          <table:table-cell table:style-name="ce49"/>
          <table:table-cell table:number-columns-repeated="252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/>
          <table:table-cell table:style-name="ce40" office:value-type="string">
            <text:p>A_ZONEDEFENSE</text:p>
          </table:table-cell>
          <table:table-cell table:style-name="ce45"/>
          <table:table-cell table:number-columns-repeated="253"/>
        </table:table-row>
        <table:table-row table:style-name="ro3">
          <table:table-cell/>
          <table:table-cell table:style-name="ce43" office:value-type="string">
            <text:p>On créé une instance de <text:s/>MPIA.AutreElementControle associée via le lien APourObjectif{MPIA.ObjectifActivite}#AssocieCommeInstanceObjet{MPIA.AutreElementControle} </text:p>
          </table:table-cell>
          <table:table-cell table:style-name="ce45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 table:style-name="ce36"/>
          <table:table-cell table:style-name="ce40" office:value-type="string">
            <text:p>A_PHONE</text:p>
          </table:table-cell>
          <table:table-cell table:number-columns-repeated="254"/>
        </table:table-row>
        <table:table-row table:style-name="ro6">
          <table:table-cell table:style-name="ce37"/>
          <table:table-cell table:style-name="ce43" office:value-type="string">
            <text:p>On crée une instance de <text:s/>MPIA.AutreAdresse associée via le lien AssocieCommeAdresse{MPIA.AssociationInstanceObjetAdresse}#AssocieCommeObjet{MPIA.AutreAdresse} et satisfaisant la condition AssocieCommeAdresse{MPIA.AssociationInstanceObjetAdresse}#AssocieCommeObjet{MPIA.AutreAdresse}#MPIA.AutreAdresse.Categorie = 10003 (Phone), la valeur du champ servant à renseigner AssocieCommeAdresse{MPIA.AssociationInstanceObjetAdresse}#AssocieCommeObjet{MPIA.AutreAdresse}#MPIA.Adresse.Libelle</text:p>
          </table:table-cell>
          <table:table-cell table:style-name="ce37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 table:style-name="ce36"/>
          <table:table-cell table:style-name="ce40" office:value-type="string">
            <text:p>A_SECPHONE</text:p>
          </table:table-cell>
          <table:table-cell table:number-columns-repeated="254"/>
        </table:table-row>
        <table:table-row table:style-name="ro6">
          <table:table-cell table:style-name="ce37"/>
          <table:table-cell table:style-name="ce43" office:value-type="string">
            <text:p>On crée une instance de <text:s/>MPIA.AutreAdresse associée via le lien AssocieCommeAdresse{MPIA.AssociationInstanceObjetAdresse}#AssocieCommeObjet{MPIA.AutreAdresse} et satisfaisant la condition AssocieCommeAdresse{MPIA.AssociationInstanceObjetAdresse}#AssocieCommeObjet{MPIA.AutreAdresse}#MPIA.AutreAdresse.Categorie = 20001 (SPHONE), la valeur du champ servant à renseigner AssocieCommeAdresse{MPIA.AssociationInstanceObjetAdresse}#AssocieCommeObjet{MPIA.AutreAdresse}#MPIA.Adresse.Libelle</text:p>
          </table:table-cell>
          <table:table-cell table:style-name="ce37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 table:style-name="ce36"/>
          <table:table-cell table:style-name="ce40" office:value-type="string">
            <text:p>A_RADIOFREQ</text:p>
          </table:table-cell>
          <table:table-cell table:number-columns-repeated="254"/>
        </table:table-row>
        <table:table-row table:style-name="ro22">
          <table:table-cell table:style-name="ce37"/>
          <table:table-cell table:style-name="ce43" office:value-type="string">
            <text:p>On crée une instance de MPIA.AdresseRadio associée via le lien AssocieCommeAdresse{MPIA.AssociationInstanceObjetAdresse}#AssocieCommeObjet{MPIA.AdresseRadio} et à laquelles est associée au moins une instance de MPIA.Frequence à travers le lien AssocieCommeAdresse{MPIA.AssociationInstanceObjetAdresse}#AssocieCommeObjet{MPIA.AdresseRadio}#APourFrequence{MPIA.Frequence}. Pour chaque instance de AssocieCommeAdresse{MPIA.AssociationInstanceObjetAdresse}#AssocieCommeObjet{MPIA.AdresseRadio}#APourFrequence{MPIA.Frequence}, l'attribut AssocieCommeAdresse{MPIA.AssociationInstanceObjetAdresse}#AssocieCommeObjet{MPIA.AdresseRadio}#APourFrequence{MPIA.Frequence}#MPIA.Frequence.Frequence est renseigné avec la valeur de la sous zone 5.C.2</text:p>
          </table:table-cell>
          <table:table-cell table:style-name="ce37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 table:style-name="ce36"/>
          <table:table-cell table:style-name="ce40" office:value-type="string">
            <text:p>A_CODEFREQUENCE</text:p>
          </table:table-cell>
          <table:table-cell table:number-columns-repeated="254"/>
        </table:table-row>
        <table:table-row table:style-name="ro23">
          <table:table-cell table:style-name="ce37"/>
          <table:table-cell table:style-name="ce43" office:value-type="string">
            <text:p>On créé une instance de MPIA.AdresseRadio associée via le lien AssocieCommeAdresse{MPIA.AssociationInstanceObjetAdresse}#AssocieCommeObjet{MPIA.AdresseRadio} et à laquelles est associée au moins une instance de MPIA.Frequence à travers le lien AssocieCommeAdresse{MPIA.AssociationInstanceObjetAdresse}#AssocieCommeObjet{MPIA.AdresseRadio}#APourFrequence{MPIA.Frequence}. Pour chaque instance de AssocieCommeAdresse{MPIA.AssociationInstanceObjetAdresse}#AssocieCommeObjet{MPIA.AdresseRadio}#APourFrequence{MPIA.Frequence}, l'attribut AssocieCommeAdresse{MPIA.AssociationInstanceObjetAdresse}#AssocieCommeObjet{MPIA.AdresseRadio}#APourFrequence{MPIA.Frequence}#MPIA.Frequence.NomCode est renseigné avec la valeur du champ 5.D</text:p>
          </table:table-cell>
          <table:table-cell table:style-name="ce37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 table:style-name="ce34"/>
          <table:table-cell table:style-name="ce40" office:value-type="string">
            <text:p>A_CONVFREQ</text:p>
          </table:table-cell>
          <table:table-cell table:style-name="ce34"/>
          <table:table-cell table:number-columns-repeated="253"/>
        </table:table-row>
        <table:table-row table:style-name="ro18">
          <table:table-cell table:style-name="ce34"/>
          <table:table-cell table:style-name="ce43" office:value-type="string">
            <text:p>Convertir la valeur de la zone 5.C.1 selon la valeur (unité) de la zone 5.C.2.</text:p>
          </table:table-cell>
          <table:table-cell table:style-name="ce34"/>
          <table:table-cell table:number-columns-repeated="253"/>
        </table:table-row>
        <table:table-row table:style-name="ro18">
          <table:table-cell table:style-name="ce34"/>
          <table:table-cell table:style-name="ce42"/>
          <table:table-cell table:style-name="ce34"/>
          <table:table-cell table:number-columns-repeated="253"/>
        </table:table-row>
        <table:table-row table:style-name="ro18">
          <table:table-cell table:style-name="ce36"/>
          <table:table-cell table:style-name="ce40" office:value-type="string">
            <text:p>A_MAIL</text:p>
          </table:table-cell>
          <table:table-cell table:number-columns-repeated="254"/>
        </table:table-row>
        <table:table-row table:style-name="ro23">
          <table:table-cell table:style-name="ce37"/>
          <table:table-cell table:style-name="ce43" office:value-type="string">
            <text:p>On crée une instance de <text:s/>MPIA.AutreAdresse associée via le lien AssocieCommeAdresse{MPIA.AssociationInstanceObjetAdresse}#AssocieCommeObjet{MPIA.AutreAdresse} et satisfaisant la condition AssocieCommeAdresse{MPIA.AssociationInstanceObjetAdresse}#AssocieCommeObjet{MPIA.AdresseElectronique}#FournitAccesA{MPIA.ServiceReseau}#MPIA.AutreAdresse.Categorie = 2 (Electronic mail), la valeur du champ servant à renseigner AssocieCommeAdresse{MPIA.AssociationInstanceObjetAdresse}#AssocieCommeObjet{MPIA.AdresseElectronique}#MPIA.AdresseElectronique.AdresseReseau</text:p>
          </table:table-cell>
          <table:table-cell table:style-name="ce37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/>
          <table:table-cell table:style-name="ce40" office:value-type="string">
            <text:p>A_L16VOICE</text:p>
          </table:table-cell>
          <table:table-cell table:style-name="ce45"/>
          <table:table-cell table:number-columns-repeated="253"/>
        </table:table-row>
        <table:table-row table:style-name="ro6">
          <table:table-cell/>
          <table:table-cell table:style-name="ce43" office:value-type="string">
            <text:p>On créé une instance de <text:s/>MPIA.AutreAdresse associée via le lien AssocieCommeAdresse{MPIA.AssociationInstanceObjetAdresse}#AssocieCommeObjet{MPIA.AutreAdresse} et satisfaisant la condition AssocieCommeAdresse{MPIA.AssociationInstanceObjetAdresse}#AssocieCommeObjet{MPIA.AdresseElectronique}#FournitAccesA{MPIA.ServiceReseau}#MPIA.AutreAdresse.Categorie = 29 (Link 16, data), la valeur du champ servant à renseigner AssocieCommeAdresse{MPIA.AssociationInstanceObjetAdresse}#AssocieCommeObjet{MPIA.AdresseElectronique}#MPIA.AdresseElectronique.AdresseReseau</text:p>
          </table:table-cell>
          <table:table-cell table:style-name="ce45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 table:style-name="ce36"/>
          <table:table-cell table:style-name="ce40" office:value-type="string">
            <text:p>A_FAX</text:p>
          </table:table-cell>
          <table:table-cell table:number-columns-repeated="254"/>
        </table:table-row>
        <table:table-row table:style-name="ro6">
          <table:table-cell table:style-name="ce37"/>
          <table:table-cell table:style-name="ce43" office:value-type="string">
            <text:p>On créé une instance de <text:s/>MPIA.AutreAdresse associée via le lien AssocieCommeAdresse{MPIA.AssociationInstanceObjetAdresse}#AssocieCommeObjet{MPIA.AutreAdresse} et satisfaisant la condition AssocieCommeAdresse{MPIA.AssociationInstanceObjetAdresse}#AssocieCommeObjet{MPIA.AutreAdresse}#MPIA.AutreAdresse.Categorie = 10001 (Fax), la valeur du champ servant à renseigner AssocieCommeAdresse{MPIA.AssociationInstanceObjetAdresse}#AssocieCommeObjet{MPIA.AutreAdresse}#MPIA.Adresse.Libelle</text:p>
          </table:table-cell>
          <table:table-cell table:style-name="ce37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 table:style-name="ce36"/>
          <table:table-cell table:style-name="ce40" office:value-type="string">
            <text:p>A_SECFAX</text:p>
          </table:table-cell>
          <table:table-cell table:number-columns-repeated="254"/>
        </table:table-row>
        <table:table-row table:style-name="ro6">
          <table:table-cell table:style-name="ce37"/>
          <table:table-cell table:style-name="ce43" office:value-type="string">
            <text:p>On crée une instance de <text:s/>MPIA.AutreAdresse associée via le lien AssocieCommeAdresse{MPIA.AssociationInstanceObjetAdresse}#AssocieCommeObjet{MPIA.AutreAdresse} et satisfaisant la condition AssocieCommeAdresse{MPIA.AssociationInstanceObjetAdresse}#AssocieCommeObjet{MPIA.AutreAdresse}#MPIA.AutreAdresse.Categorie = 40002 (Secure fax), la valeur du champ servant à renseigner AssocieCommeAdresse{MPIA.AssociationInstanceObjetAdresse}#AssocieCommeObjet{MPIA.AutreAdresse}#MPIA.AutreAdresse.Libelle</text:p>
          </table:table-cell>
          <table:table-cell table:style-name="ce37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/>
          <table:table-cell table:style-name="ce40" office:value-type="string">
            <text:p>A_POCGROUPE</text:p>
          </table:table-cell>
          <table:table-cell table:style-name="ce45"/>
          <table:table-cell table:number-columns-repeated="253"/>
        </table:table-row>
        <table:table-row table:style-name="ro24">
          <table:table-cell/>
          <table:table-cell table:style-name="ce43" office:value-type="string">
            <text:p>On crée de nouvelles instances de l'entité MPIA.Personne. Ces instances seront liées à des instances de MPGT.MissionAir et de MPGT.MissionASA définis plus tard dans le message.</text:p>
          </table:table-cell>
          <table:table-cell table:style-name="ce45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20">
          <table:table-cell table:style-name="ce35"/>
          <table:table-cell table:style-name="ce40" office:value-type="string">
            <text:p>A_TASKUNIT</text:p>
          </table:table-cell>
          <table:table-cell table:style-name="ce35"/>
          <table:table-cell table:style-name="ce47" table:number-columns-repeated="253"/>
        </table:table-row>
        <table:table-row table:style-name="ro25">
          <table:table-cell table:style-name="ce34"/>
          <table:table-cell table:style-name="ce41" office:value-type="string">
            <text:p>On crée de nouvelles instances de l'entité MPIA.Unite. Ces instances seront liées à des instances de MPGT.MissionAir et de MPGT.MissionASA définis plus tard dans le message.</text:p>
          </table:table-cell>
          <table:table-cell table:style-name="ce34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/>
          <table:table-cell table:style-name="ce40" office:value-type="string">
            <text:p>A_MISSIONSOLAIR</text:p>
          </table:table-cell>
          <table:table-cell table:style-name="ce45"/>
          <table:table-cell table:number-columns-repeated="253"/>
        </table:table-row>
        <table:table-row table:style-name="ro4">
          <table:table-cell/>
          <table:table-cell table:style-name="ce43" office:value-type="string">
            <text:p>On créé une nouvelle instance de MPGT.Mission possédant un agrégat MPGT.MissionASA et lié à l'instance courante de MPGT.Mission via le lien EstSujet{MPIA.AssociationFonctionnelleActivite}#AssocieCommeObjet{MPGT.Mission} avec : EstSujet{MPIA.AssociationFonctionnelleActivite}#MPIA.AssociationFonctionnelleActivite.Categorie = 1 (Has as a sub-ACTION)</text:p>
          </table:table-cell>
          <table:table-cell table:style-name="ce45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>
          <table:table-cell/>
          <table:table-cell table:style-name="ce40" office:value-type="string">
            <text:p>A_MISSIONAIR</text:p>
          </table:table-cell>
          <table:table-cell table:style-name="ce45"/>
          <table:table-cell table:number-columns-repeated="253"/>
        </table:table-row>
        <table:table-row table:style-name="ro26">
          <table:table-cell/>
          <table:table-cell table:style-name="ce43" office:value-type="string">
            <text:p>On crée une nouvelle instance de MPGT.Mission possédant un agrégat MPGT.MissionAir et lié à l'instance courante de MPGT.Mission via le lien EstSujet{MPIA.AssociationFonctionnelleActivite}#AssocieCommeObjet{MPGT.Mission} avec : EstSujet{MPIA.AssociationFonctionnelleActivite}#MPIA.AssociationFonctionnelleActivite.Categorie = 1 (Has as a sub-ACTION) . De plus, l'agrégat MPGT.MissionAir associé à la nouvelle instance de mission vérifie la condition : EstSujet{MPIA.AssociationFonctionnelleActivite}#AssocieCommeObjet{MPGT.Mission}#APourCaracteristiqueMissionAir{MPGT.MissionAir}#MPGT.MissionAir.Categorie = 20001 (Mission air)</text:p>
          </table:table-cell>
          <table:table-cell table:style-name="ce45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20">
          <table:table-cell table:style-name="ce35"/>
          <table:table-cell table:style-name="ce40" office:value-type="string">
            <text:p>A_FORCEEXE1</text:p>
          </table:table-cell>
          <table:table-cell table:style-name="ce35"/>
          <table:table-cell table:style-name="ce47" table:number-columns-repeated="253"/>
        </table:table-row>
        <table:table-row table:style-name="ro3">
          <table:table-cell table:style-name="ce34"/>
          <table:table-cell table:style-name="ce44" office:value-type="string">
            <text:p>Lier l'instance de MPIA.Unite créée par le précédent set TASKUNIT (segment TASKUNIT) s'il en existe un, avec l'objet MPGT.MissionAsa suivant le lien "Force exécutante/Force".</text:p>
          </table:table-cell>
          <table:table-cell table:style-name="ce34"/>
          <table:table-cell table:number-columns-repeated="253"/>
        </table:table-row>
        <table:table-row table:style-name="ro18">
          <table:table-cell table:style-name="ce34"/>
          <table:table-cell table:style-name="ce42"/>
          <table:table-cell table:style-name="ce34"/>
          <table:table-cell table:number-columns-repeated="253"/>
        </table:table-row>
        <table:table-row table:style-name="ro20">
          <table:table-cell table:style-name="ce35"/>
          <table:table-cell table:style-name="ce40" office:value-type="string">
            <text:p>A_ELPART</text:p>
          </table:table-cell>
          <table:table-cell table:style-name="ce35"/>
          <table:table-cell table:style-name="ce47" table:number-columns-repeated="253"/>
        </table:table-row>
        <table:table-row table:style-name="ro18">
          <table:table-cell table:style-name="ce34"/>
          <table:table-cell table:style-name="ce43" office:value-type="string">
            <text:p>Créer autant d'instances de l'agrégat MPGT.ElementParticulierADefendre qu'il y a de répétitions des champs 6 et 7 dans le segment SAWMSN.</text:p>
          </table:table-cell>
          <table:table-cell table:style-name="ce34"/>
          <table:table-cell table:number-columns-repeated="253"/>
        </table:table-row>
        <table:table-row table:style-name="ro18">
          <table:table-cell table:style-name="ce34"/>
          <table:table-cell table:style-name="ce42"/>
          <table:table-cell table:style-name="ce34"/>
          <table:table-cell table:number-columns-repeated="253"/>
        </table:table-row>
        <table:table-row table:style-name="ro20">
          <table:table-cell table:style-name="ce35"/>
          <table:table-cell table:style-name="ce40" office:value-type="string">
            <text:p>A_Hauteur</text:p>
          </table:table-cell>
          <table:table-cell table:style-name="ce35"/>
          <table:table-cell table:style-name="ce47" table:number-columns-repeated="253"/>
        </table:table-row>
        <table:table-row table:style-name="ro27">
          <table:table-cell table:style-name="ce34"/>
          <table:table-cell table:style-name="ce43" office:value-type="string">
            <text:p>Valorisation d'une entité DistanceVerticale avec l'un des alternats :</text:p>
            <text:p>- Alt. A = 2166/001 (VERTICAL DIMENSION, BASE REF POINT TO RELATIVE ALTITUDE)</text:p>
            <text:p>- Alt. B = 2167/001 (VERTICAL DIMENSION, BASE REF POINT TO FLIGHT LEVEL)</text:p>
            <text:p>- Alt. C = 2168/001 (VERTICAL DIMENSION, RELATIVE ALTITUDE TO FLIGHT LEVEL)</text:p>
            <text:p>- Alt. D = 2169/001 (VERTICAL DIMENSION, RELATIVE ALTITUDE TO RELATIVE ALT)</text:p>
            <text:p>- Alt. E = 2099/002 (VERTICAL DIMENSION, FLIGHT LEVEL TO FLIGHT LEVEL)</text:p>
            <text:p/>
            <text:p>On valorise :</text:p>
            <text:p>- MPIA.DistanceVerticale.Valeur (rôle APourPlancher) :</text:p>
            <text:p><text:s text:c="4"/>- 0 pour les alternats A et B,</text:p>
            <text:p><text:s text:c="4"/>- la ss zone 1 pour les alternats C et D,</text:p>
            <text:p><text:s text:c="4"/>- la ss zone 3 pour l'alternat A</text:p>
            <text:p>- MPIA.DistanceVerticale.Valeur (rôle APourPlafond) <text:s/>: <text:s text:c="4"/></text:p>
            <text:p><text:s text:c="4"/>- la ss zone 3 pour l'alternat A,</text:p>
            <text:p><text:s text:c="4"/>- la ss zone 4 pour les alternats B et D,</text:p>
            <text:p><text:s text:c="4"/>- la ss zone 5 pour les alternats C et E</text:p>
            <text:p/>
            <text:p>On détermine la valeur des attributs MPIA.DistanceVerticale.Reference (rôle APourPlancher) et MPIA.DistanceVerticale.Reference (rôle APourPlafond),</text:p>
            <text:p>en appliquant la CD=(AD3_1130_8;MPGT_DistanceVerticaleReference) (Ref plancher pour les Alt. A et B) ou CD=(AD3_1130_9;MPGT_DistanceVerticaleReference)</text:p>
            <text:p>(pour les autres cas) en prenant comme entrées :</text:p>
            <text:p>- Alt. A : Ref plancher = ss zone 1, Ref plafond = ss zone 4</text:p>
            <text:p>- Alt. B : Ref plancher = ss zone 1, Ref plafond = ss zone 3</text:p>
            <text:p>- Alt. C : Ref plancher = ss zone 2, Ref plafond = ss zone 4</text:p>
            <text:p>- Alt. D : Ref plancher = ss zone 2, Ref plafond = ss zone 5</text:p>
            <text:p>- Alt. E : Ref plancher = ss zone 1, Ref plafond = ss zone 4</text:p>
          </table:table-cell>
          <table:table-cell table:style-name="ce34"/>
          <table:table-cell table:number-columns-repeated="253"/>
        </table:table-row>
        <table:table-row table:style-name="ro18">
          <table:table-cell/>
          <table:table-cell table:style-name="ce42"/>
          <table:table-cell table:style-name="ce45"/>
          <table:table-cell table:number-columns-repeated="253"/>
        </table:table-row>
        <table:table-row table:style-name="ro18" table:number-rows-repeated="6547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Notes de lectures" table:style-name="ta3"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4" table:number-columns-repeated="249" table:default-cell-style-name="Default"/>
        <table:table-row table:style-name="ro18" table:number-rows-repeated="2">
          <table:table-cell table:number-columns-repeated="256"/>
        </table:table-row>
        <table:table-row table:style-name="ro18">
          <table:table-cell/>
          <table:table-cell table:style-name="ce50" office:value-type="string">
            <text:p>LIGNE = 12</text:p>
          </table:table-cell>
          <table:table-cell table:number-columns-repeated="5"/>
          <table:table-cell office:value-type="string">
            <text:p>On ne traite pas actuellement le QUALIFIER du MESSAGE IDENTIFIER. On considère donc que tout instance reçue d'un ATO est INITIAL. (Reprise du choix réalisé dans SICF)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/>
          <table:table-cell table:style-name="ce50" office:value-type="string">
            <text:p>LIGNE = 24</text:p>
          </table:table-cell>
          <table:table-cell table:number-columns-repeated="5"/>
          <table:table-cell office:value-type="string">
            <text:p>Lors de la réception de l'ATO, création d'une opération 3D (Règle A_OPERATION3D)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35</text:p>
          </table:table-cell>
          <table:table-cell table:number-columns-repeated="4"/>
          <table:table-cell office:value-type="string">
            <text:p>On reçoit le point de contact de l'opération 3D. Création d'une personne liée via la classe MPIA.AssociationInstanceObjetActivite 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62</text:p>
          </table:table-cell>
          <table:table-cell table:number-columns-repeated="4"/>
          <table:table-cell office:value-type="string">
            <text:p>On reçoit la définition de zones de défense aérienne pertinentes dans le cadre de l'oprétaion 3D considérée.</text:p>
          </table:table-cell>
          <table:table-cell table:number-columns-repeated="248"/>
        </table:table-row>
        <table:table-row table:style-name="ro18">
          <table:table-cell table:number-columns-repeated="2"/>
          <table:table-cell table:style-name="ce50"/>
          <table:table-cell table:number-columns-repeated="253"/>
        </table:table-row>
        <table:table-row table:style-name="ro18">
          <table:table-cell table:number-columns-repeated="3"/>
          <table:table-cell table:style-name="ce50" office:value-type="string">
            <text:p>LIGNE = 71</text:p>
          </table:table-cell>
          <table:table-cell table:style-name="ce50"/>
          <table:table-cell table:number-columns-repeated="2"/>
          <table:table-cell office:value-type="string">
            <text:p>Géométrie de la zone de défense aérienne considérée</text:p>
          </table:table-cell>
          <table:table-cell table:number-columns-repeated="248"/>
        </table:table-row>
        <table:table-row table:style-name="ro18">
          <table:table-cell table:number-columns-repeated="3"/>
          <table:table-cell table:style-name="ce50" office:value-type="string">
            <text:p>LIGNE = 75</text:p>
          </table:table-cell>
          <table:table-cell table:style-name="ce50"/>
          <table:table-cell table:number-columns-repeated="2"/>
          <table:table-cell office:value-type="string">
            <text:p>Géométrie de la zone de défense aérienne considérée</text:p>
          </table:table-cell>
          <table:table-cell table:number-columns-repeated="248"/>
        </table:table-row>
        <table:table-row table:style-name="ro18">
          <table:table-cell table:number-columns-repeated="3"/>
          <table:table-cell table:style-name="ce50" office:value-type="string">
            <text:p>LIGNE = 83</text:p>
          </table:table-cell>
          <table:table-cell table:style-name="ce50"/>
          <table:table-cell table:number-columns-repeated="2"/>
          <table:table-cell office:value-type="string">
            <text:p>Géométrie de la zone de défense aérienne considérée</text:p>
          </table:table-cell>
          <table:table-cell table:number-columns-repeated="248"/>
        </table:table-row>
        <table:table-row table:style-name="ro18" table:number-rows-repeated="2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126</text:p>
          </table:table-cell>
          <table:table-cell table:number-columns-repeated="4"/>
          <table:table-cell office:value-type="string">
            <text:p>Définitions de points de contacts. Pris comme dans SICF, bien que n'aient pas été retenues les task groups dont ces POC sont les POC.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150</text:p>
          </table:table-cell>
          <table:table-cell table:number-columns-repeated="4"/>
          <table:table-cell office:value-type="string">
            <text:p>Définitions d'unités. Pris comme dans SICF, bien que n'aient pas été retenues les tâches dont ces POC sont les POC.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159</text:p>
          </table:table-cell>
          <table:table-cell table:number-columns-repeated="4"/>
          <table:table-cell office:value-type="string">
            <text:p>?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174</text:p>
          </table:table-cell>
          <table:table-cell table:number-columns-repeated="4"/>
          <table:table-cell office:value-type="string">
            <text:p>?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203</text:p>
          </table:table-cell>
          <table:table-cell table:number-columns-repeated="4"/>
          <table:table-cell office:value-type="string">
            <text:p>Définition des missions sol-air</text:p>
          </table:table-cell>
          <table:table-cell table:number-columns-repeated="248"/>
        </table:table-row>
        <table:table-row table:style-name="ro18" table:number-rows-repeated="5">
          <table:table-cell table:number-columns-repeated="256"/>
        </table:table-row>
        <table:table-row table:style-name="ro18">
          <table:table-cell table:number-columns-repeated="2"/>
          <table:table-cell table:style-name="ce50" office:value-type="string">
            <text:p>LIGNE = 254</text:p>
          </table:table-cell>
          <table:table-cell table:number-columns-repeated="4"/>
          <table:table-cell office:value-type="string">
            <text:p>Définition des missions air</text:p>
          </table:table-cell>
          <table:table-cell table:number-columns-repeated="248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3"/>
          <table:table-cell table:style-name="ce50" office:value-type="string">
            <text:p>LIGNE =308</text:p>
          </table:table-cell>
          <table:table-cell table:number-columns-repeated="3"/>
          <table:table-cell office:value-type="string">
            <text:p>Définition des objectifs de la mission air considérée (Diffs avec 358 ?)</text:p>
          </table:table-cell>
          <table:table-cell table:number-columns-repeated="248"/>
        </table:table-row>
        <table:table-row table:style-name="ro18">
          <table:table-cell table:number-columns-repeated="3"/>
          <table:table-cell table:style-name="ce50" office:value-type="string">
            <text:p>LIGNE =358</text:p>
          </table:table-cell>
          <table:table-cell table:number-columns-repeated="3"/>
          <table:table-cell office:value-type="string">
            <text:p>Définition des objectifs de la mission air considérée (Diffs avec 308 ?)</text:p>
          </table:table-cell>
          <table:table-cell table:number-columns-repeated="248"/>
        </table:table-row>
      </table:table>
      <table:named-expressions>
        <table:named-range table:name="Excel_BuiltIn_Print_Area_2" table:base-cell-address="$ATO.$A$1" table:cell-range-address="$Règles.$A$3:.$C$6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 Narrow" svg:font-family="'Arial Narrow'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 </number:text>
      <number:number number:decimal-places="0" number:min-integer-digits="1" number:grouping="true"/>
    </number:number-style>
    <number:number-style style:name="N144">
      <number:text>R 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R </number:text>
      <number:number number:decimal-places="0" number:min-integer-digits="1" number:grouping="true"/>
    </number:number-style>
    <number:number-style style:name="N145">
      <style:text-properties fo:color="#ff0000"/>
      <number:text>R -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R </number:text>
      <number:number number:decimal-places="2" number:min-integer-digits="1" number:grouping="true"/>
    </number:number-style>
    <number:number-style style:name="N147">
      <number:text>R 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R </number:text>
      <number:number number:decimal-places="2" number:min-integer-digits="1" number:grouping="true"/>
    </number:number-style>
    <number:number-style style:name="N148">
      <style:text-properties fo:color="#ff0000"/>
      <number:text>R -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R </number:text>
      <number:number number:decimal-places="0" number:min-integer-digits="1" number:grouping="true"/>
      <number:text> </number:text>
    </number:number-style>
    <number:number-style style:name="N152P1" style:volatile="true">
      <number:text> R -</number:text>
      <number:number number:decimal-places="0" number:min-integer-digits="1" number:grouping="true"/>
      <number:text> </number:text>
    </number:number-style>
    <number:number-style style:name="N152P2" style:volatile="true">
      <number:text> R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 </number:text>
      <number:number number:decimal-places="2" number:min-integer-digits="1" number:grouping="true"/>
      <number:text> </number:text>
    </number:number-style>
    <number:number-style style:name="N160P1" style:volatile="true">
      <number:text> R -</number:text>
      <number:number number:decimal-places="2" number:min-integer-digits="1" number:grouping="true"/>
      <number:text> </number:text>
    </number:number-style>
    <number:number-style style:name="N160P2" style:volatile="true">
      <number:text> R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F</number:text>
    </number:number-style>
    <number:number-style style:name="N166">
      <number:text>-</number:text>
      <number:number number:decimal-places="0" number:min-integer-digits="1" number:grouping="true"/>
      <number:text> F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F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F</number:text>
    </number:number-style>
    <number:number-style style:name="N169">
      <number:text>-</number:text>
      <number:number number:decimal-places="2" number:min-integer-digits="1" number:grouping="true"/>
      <number:text> F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F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F </number:text>
    </number:number-style>
    <number:number-style style:name="N174P1" style:volatile="true">
      <number:text>-</number:text>
      <number:number number:decimal-places="0" number:min-integer-digits="1" number:grouping="true"/>
      <number:text> F </number:text>
    </number:number-style>
    <number:number-style style:name="N174P2" style:volatile="true">
      <number:text> - F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F </number:text>
    </number:number-style>
    <number:number-style style:name="N178P1" style:volatile="true">
      <number:text>-</number:text>
      <number:number number:decimal-places="2" number:min-integer-digits="1" number:grouping="true"/>
      <number:text> F </number:text>
    </number:number-style>
    <number:number-style style:name="N178P2" style:volatile="true">
      <number:text> -</number:text>
      <number:number number:decimal-places="0" number:min-integer-digits="0"/>
      <number:text> F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Vrai</number:text>
    </number:number-style>
    <number:number-style style:name="N198P1" style:volatile="true">
      <number:text>Vrai</number:text>
    </number:number-style>
    <number:number-style style:name="N198">
      <number:text>Faux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Actif</number:text>
    </number:number-style>
    <number:number-style style:name="N200P1" style:volatile="true">
      <number:text>Actif</number:text>
    </number:number-style>
    <number:number-style style:name="N200">
      <number:text>Inactif</number:text>
      <style:map style:condition="value()&gt;0" style:apply-style-name="N200P0"/>
      <style:map style:condition="value()&lt;0" style:apply-style-name="N200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ttributs_20_OU" style:display-name="Normal_Attributs O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Objets" style:display-name="Normal_Obje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902in" fo:margin-bottom="0.5902in" fo:margin-left="0.1965in" fo:margin-right="0.1965in" style:first-page-number="continue" style:scale-to-X="1" style:scale-to-Y="48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  <style:page-layout style:name="pm4">
      <style:page-layout-properties fo:page-width="8.2673in" fo:page-height="11.6925in" style:num-format="1" style:print-orientation="portrait" fo:margin-top="0.5902in" fo:margin-bottom="0.5902in" fo:margin-left="0.1965in" fo:margin-right="0.1965in" style:first-page-number="continue" style:scale-to-X="1" style:scale-to-Y="11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  <style:page-layout style:name="pm5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06/11/2008</text:date>, <text:time>14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TO" style:display-name="PageStyle_AT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ègles" style:display-name="PageStyle_Règl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Notes_20_de_20_lectures" style:display-name="PageStyle_Notes de lecture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TCC</meta:initial-creator>
    <meta:creation-date>2002-01-18T11:25:23</meta:creation-date>
    <dc:creator>Thomas Cataldo</dc:creator>
    <dc:date>2008-06-11T14:41:08</dc:date>
    <meta:print-date>2004-12-10T14:55:18</meta:print-date>
    <meta:editing-cycles>1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3" meta:cell-count="4071"/>
  </office:meta>
</office:document-meta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Option Explicit
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